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05230f" style:font-size-asian="12pt" style:font-name-complex="Courier New" style:font-size-complex="12pt"/>
    </style:style>
    <style:style style:name="P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1a63a1" style:font-size-asian="12pt" style:font-name-complex="Courier New" style:font-size-complex="12pt"/>
    </style:style>
    <style:style style:name="P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272dc8" style:font-size-asian="12pt" style:font-name-complex="Courier New" style:font-size-complex="12pt"/>
    </style:style>
    <style:style style:name="P4" style:family="paragraph" style:parent-style-name="Standard">
      <style:paragraph-properties fo:margin-top="0in" fo:margin-bottom="0.1665in" loext:contextual-spacing="false"/>
      <style:text-properties style:font-name="Courier New" fo:font-size="12pt" officeooo:paragraph-rsid="0005230f" style:font-size-asian="12pt" style:font-name-complex="Courier New" style:font-size-complex="12pt"/>
    </style:style>
    <style:style style:name="P5" style:family="paragraph" style:parent-style-name="Standard">
      <style:paragraph-properties fo:margin-top="0in" fo:margin-bottom="0.1665in" loext:contextual-spacing="false"/>
      <style:text-properties style:font-name="Courier New" fo:font-size="12pt" officeooo:paragraph-rsid="00083dfe" style:font-size-asian="12pt" style:font-name-complex="Courier New" style:font-size-complex="12pt"/>
    </style:style>
    <style:style style:name="P6" style:family="paragraph" style:parent-style-name="Standard">
      <style:paragraph-properties fo:margin-top="0in" fo:margin-bottom="0.1665in" loext:contextual-spacing="false"/>
      <style:text-properties style:font-name="Courier New" fo:font-size="12pt" officeooo:paragraph-rsid="000b2cfa" style:font-size-asian="12pt" style:font-name-complex="Courier New" style:font-size-complex="12pt"/>
    </style:style>
    <style:style style:name="P7" style:family="paragraph" style:parent-style-name="Standard">
      <style:paragraph-properties fo:margin-top="0in" fo:margin-bottom="0.1665in" loext:contextual-spacing="false"/>
      <style:text-properties style:font-name="Courier New" fo:font-size="12pt" officeooo:paragraph-rsid="0011a8c6" style:font-size-asian="12pt" style:font-name-complex="Courier New" style:font-size-complex="12pt"/>
    </style:style>
    <style:style style:name="P8" style:family="paragraph" style:parent-style-name="Standard">
      <style:paragraph-properties fo:margin-top="0in" fo:margin-bottom="0.1665in" loext:contextual-spacing="false"/>
      <style:text-properties style:font-name="Courier New" fo:font-size="12pt" officeooo:paragraph-rsid="00120d71" style:font-size-asian="12pt" style:font-name-complex="Courier New" style:font-size-complex="12pt"/>
    </style:style>
    <style:style style:name="P9" style:family="paragraph" style:parent-style-name="Standard">
      <style:paragraph-properties fo:margin-top="0in" fo:margin-bottom="0.1665in" loext:contextual-spacing="false"/>
      <style:text-properties style:font-name="Courier New" fo:font-size="12pt" officeooo:paragraph-rsid="0012596a" style:font-size-asian="12pt" style:font-name-complex="Courier New" style:font-size-complex="12pt"/>
    </style:style>
    <style:style style:name="P10" style:family="paragraph" style:parent-style-name="Standard">
      <style:paragraph-properties fo:margin-top="0in" fo:margin-bottom="0.1665in" loext:contextual-spacing="false"/>
      <style:text-properties style:font-name="Courier New" fo:font-size="12pt" officeooo:paragraph-rsid="001a63a1" style:font-size-asian="12pt" style:font-name-complex="Courier New" style:font-size-complex="12pt"/>
    </style:style>
    <style:style style:name="P11" style:family="paragraph" style:parent-style-name="Standard">
      <style:paragraph-properties fo:margin-top="0in" fo:margin-bottom="0.1665in" loext:contextual-spacing="false"/>
      <style:text-properties style:font-name="Courier New" fo:font-size="12pt" officeooo:paragraph-rsid="001c2b88" style:font-size-asian="12pt" style:font-name-complex="Courier New" style:font-size-complex="12pt"/>
    </style:style>
    <style:style style:name="P12" style:family="paragraph" style:parent-style-name="Standard">
      <style:paragraph-properties fo:margin-top="0in" fo:margin-bottom="0.1665in" loext:contextual-spacing="false"/>
      <style:text-properties style:font-name="Courier New" fo:font-size="12pt" officeooo:paragraph-rsid="001e622f" style:font-size-asian="12pt" style:font-name-complex="Courier New" style:font-size-complex="12pt"/>
    </style:style>
    <style:style style:name="P13" style:family="paragraph" style:parent-style-name="Standard">
      <style:paragraph-properties fo:margin-top="0in" fo:margin-bottom="0.1665in" loext:contextual-spacing="false"/>
      <style:text-properties style:font-name="Courier New" fo:font-size="12pt" officeooo:paragraph-rsid="001f4abe" style:font-size-asian="12pt" style:font-name-complex="Courier New" style:font-size-complex="12pt"/>
    </style:style>
    <style:style style:name="P14" style:family="paragraph" style:parent-style-name="Standard">
      <style:paragraph-properties fo:margin-top="0in" fo:margin-bottom="0.1665in" loext:contextual-spacing="false"/>
      <style:text-properties style:font-name="Courier New" fo:font-size="12pt" officeooo:paragraph-rsid="0020cf19" style:font-size-asian="12pt" style:font-name-complex="Courier New" style:font-size-complex="12pt"/>
    </style:style>
    <style:style style:name="P15" style:family="paragraph" style:parent-style-name="Standard">
      <style:paragraph-properties fo:margin-top="0in" fo:margin-bottom="0.1665in" loext:contextual-spacing="false"/>
      <style:text-properties style:font-name="Courier New" officeooo:paragraph-rsid="001c2b88" style:font-name-complex="Courier New" style:font-size-complex="12pt"/>
    </style:style>
    <style:style style:name="P16" style:family="paragraph" style:parent-style-name="Standard">
      <style:paragraph-properties fo:margin-top="0in" fo:margin-bottom="0.1665in" loext:contextual-spacing="false"/>
      <style:text-properties style:font-name="Courier New" officeooo:paragraph-rsid="001f4abe" style:font-name-complex="Courier New" style:font-size-complex="12pt"/>
    </style:style>
    <style:style style:name="P17" style:family="paragraph" style:parent-style-name="Standard">
      <style:paragraph-properties fo:margin-top="0in" fo:margin-bottom="0.1665in" loext:contextual-spacing="false"/>
      <style:text-properties style:font-name="Courier New" officeooo:paragraph-rsid="001a63a1" style:font-name-complex="Courier New" style:font-size-complex="12pt"/>
    </style:style>
    <style:style style:name="P18" style:family="paragraph" style:parent-style-name="Standard">
      <style:paragraph-properties fo:margin-top="0in" fo:margin-bottom="0.1665in" loext:contextual-spacing="false"/>
      <style:text-properties officeooo:paragraph-rsid="00092f0c"/>
    </style:style>
    <style:style style:name="P19" style:family="paragraph" style:parent-style-name="Standard">
      <style:paragraph-properties fo:margin-top="0in" fo:margin-bottom="0.1665in" loext:contextual-spacing="false"/>
      <style:text-properties officeooo:paragraph-rsid="000b2cfa"/>
    </style:style>
    <style:style style:name="P20" style:family="paragraph" style:parent-style-name="Standard">
      <style:paragraph-properties fo:margin-top="0in" fo:margin-bottom="0.1665in" loext:contextual-spacing="false"/>
      <style:text-properties officeooo:rsid="000b2cfa" officeooo:paragraph-rsid="003144e1"/>
    </style:style>
    <style:style style:name="P21" style:family="paragraph" style:parent-style-name="Standard">
      <style:paragraph-properties fo:margin-top="0in" fo:margin-bottom="0.1665in" loext:contextual-spacing="false"/>
      <style:text-properties officeooo:paragraph-rsid="000cf188"/>
    </style:style>
    <style:style style:name="P22" style:family="paragraph" style:parent-style-name="Standard">
      <style:paragraph-properties fo:margin-top="0in" fo:margin-bottom="0.1665in" loext:contextual-spacing="false"/>
      <style:text-properties officeooo:paragraph-rsid="000e8157"/>
    </style:style>
    <style:style style:name="P23" style:family="paragraph" style:parent-style-name="Standard">
      <style:paragraph-properties fo:margin-top="0in" fo:margin-bottom="0.1665in" loext:contextual-spacing="false"/>
      <style:text-properties officeooo:paragraph-rsid="0011a8c6"/>
    </style:style>
    <style:style style:name="P24" style:family="paragraph" style:parent-style-name="Standard">
      <style:paragraph-properties fo:margin-top="0in" fo:margin-bottom="0.1665in" loext:contextual-spacing="false"/>
      <style:text-properties officeooo:paragraph-rsid="00120d71"/>
    </style:style>
    <style:style style:name="P25" style:family="paragraph" style:parent-style-name="Standard">
      <style:paragraph-properties fo:margin-top="0in" fo:margin-bottom="0.1665in" loext:contextual-spacing="false"/>
      <style:text-properties officeooo:paragraph-rsid="0012596a"/>
    </style:style>
    <style:style style:name="P26" style:family="paragraph" style:parent-style-name="Standard">
      <style:paragraph-properties fo:margin-top="0in" fo:margin-bottom="0.1665in" loext:contextual-spacing="false"/>
      <style:text-properties officeooo:paragraph-rsid="001c88ff"/>
    </style:style>
    <style:style style:name="P27" style:family="paragraph" style:parent-style-name="Standard">
      <style:paragraph-properties fo:margin-top="0in" fo:margin-bottom="0.1665in" loext:contextual-spacing="false"/>
      <style:text-properties officeooo:paragraph-rsid="001e622f"/>
    </style:style>
    <style:style style:name="P28" style:family="paragraph" style:parent-style-name="Standard">
      <style:paragraph-properties fo:margin-top="0in" fo:margin-bottom="0.1665in" loext:contextual-spacing="false"/>
      <style:text-properties officeooo:paragraph-rsid="00272dc8"/>
    </style:style>
    <style:style style:name="P29" style:family="paragraph" style:parent-style-name="Standard">
      <style:paragraph-properties fo:margin-top="0in" fo:margin-bottom="0.1665in" loext:contextual-spacing="false"/>
      <style:text-properties officeooo:paragraph-rsid="00294b57"/>
    </style:style>
    <style:style style:name="P30" style:family="paragraph" style:parent-style-name="Standard">
      <style:paragraph-properties fo:margin-left="0in" fo:margin-right="0in" fo:text-indent="2in" style:auto-text-indent="false"/>
      <style:text-properties style:font-name="Courier New" fo:font-size="12pt" officeooo:paragraph-rsid="0005230f" style:font-size-asian="12pt" style:font-name-complex="Courier New" style:font-size-complex="12pt"/>
    </style:style>
    <style:style style:name="P31" style:family="paragraph" style:parent-style-name="Standard">
      <style:paragraph-properties fo:margin-left="0in" fo:margin-right="0in" fo:text-indent="2in" style:auto-text-indent="false"/>
      <style:text-properties style:font-name="Courier New" fo:font-size="12pt" officeooo:paragraph-rsid="00083dfe" style:font-size-asian="12pt" style:font-name-complex="Courier New" style:font-size-complex="12pt"/>
    </style:style>
    <style:style style:name="P32" style:family="paragraph" style:parent-style-name="Standard">
      <style:paragraph-properties fo:margin-left="0in" fo:margin-right="0in" fo:text-indent="2in" style:auto-text-indent="false"/>
      <style:text-properties style:font-name="Courier New" fo:font-size="12pt" officeooo:rsid="00083dfe" officeooo:paragraph-rsid="00083dfe" style:font-size-asian="12pt" style:font-name-complex="Courier New" style:font-size-complex="12pt"/>
    </style:style>
    <style:style style:name="P33" style:family="paragraph" style:parent-style-name="Standard">
      <style:paragraph-properties fo:margin-left="0in" fo:margin-right="0in" fo:text-indent="2in" style:auto-text-indent="false"/>
      <style:text-properties style:font-name="Courier New" fo:font-size="12pt" officeooo:paragraph-rsid="000b2cfa" style:font-size-asian="12pt" style:font-name-complex="Courier New" style:font-size-complex="12pt"/>
    </style:style>
    <style:style style:name="P34" style:family="paragraph" style:parent-style-name="Standard">
      <style:paragraph-properties fo:margin-left="0in" fo:margin-right="0in" fo:text-indent="2in" style:auto-text-indent="false"/>
      <style:text-properties style:font-name="Courier New" fo:font-size="12pt" officeooo:rsid="000e96b5" officeooo:paragraph-rsid="000e96b5" style:font-size-asian="12pt" style:font-name-complex="Courier New" style:font-size-complex="12pt"/>
    </style:style>
    <style:style style:name="P35" style:family="paragraph" style:parent-style-name="Standard">
      <style:paragraph-properties fo:margin-left="0in" fo:margin-right="0in" fo:text-indent="2in" style:auto-text-indent="false"/>
      <style:text-properties style:font-name="Courier New" fo:font-size="12pt" officeooo:rsid="00120d71" officeooo:paragraph-rsid="00120d71" style:font-size-asian="12pt" style:font-name-complex="Courier New" style:font-size-complex="12pt"/>
    </style:style>
    <style:style style:name="P36" style:family="paragraph" style:parent-style-name="Standard">
      <style:paragraph-properties fo:margin-left="0in" fo:margin-right="0in" fo:text-indent="2in" style:auto-text-indent="false"/>
      <style:text-properties style:font-name="Courier New" fo:font-size="12pt" officeooo:rsid="00120d71" officeooo:paragraph-rsid="00156bdf" style:font-size-asian="12pt" style:font-name-complex="Courier New" style:font-size-complex="12pt"/>
    </style:style>
    <style:style style:name="P37" style:family="paragraph" style:parent-style-name="Standard">
      <style:paragraph-properties fo:margin-left="0in" fo:margin-right="0in" fo:text-indent="2in" style:auto-text-indent="false"/>
      <style:text-properties style:font-name="Courier New" fo:font-size="12pt" officeooo:paragraph-rsid="001a63a1" style:font-size-asian="12pt" style:font-name-complex="Courier New" style:font-size-complex="12pt"/>
    </style:style>
    <style:style style:name="P38" style:family="paragraph" style:parent-style-name="Standard">
      <style:paragraph-properties fo:margin-left="0in" fo:margin-right="0in" fo:text-indent="2in" style:auto-text-indent="false"/>
      <style:text-properties style:font-name="Courier New" fo:font-size="12pt" officeooo:paragraph-rsid="001c2b88" style:font-size-asian="12pt" style:font-name-complex="Courier New" style:font-size-complex="12pt"/>
    </style:style>
    <style:style style:name="P39" style:family="paragraph" style:parent-style-name="Standard">
      <style:paragraph-properties fo:margin-left="0in" fo:margin-right="0in" fo:text-indent="2in" style:auto-text-indent="false"/>
      <style:text-properties style:font-name="Courier New" fo:font-size="12pt" officeooo:rsid="001c2b88" officeooo:paragraph-rsid="001c2b88" style:font-size-asian="12pt" style:font-name-complex="Courier New" style:font-size-complex="12pt"/>
    </style:style>
    <style:style style:name="P40" style:family="paragraph" style:parent-style-name="Standard">
      <style:paragraph-properties fo:margin-left="0in" fo:margin-right="0in" fo:text-indent="2in" style:auto-text-indent="false"/>
      <style:text-properties style:font-name="Courier New" fo:font-size="12pt" officeooo:paragraph-rsid="001c88ff" style:font-size-asian="12pt" style:font-name-complex="Courier New" style:font-size-complex="12pt"/>
    </style:style>
    <style:style style:name="P41" style:family="paragraph" style:parent-style-name="Standard">
      <style:paragraph-properties fo:margin-left="0in" fo:margin-right="0in" fo:text-indent="2in" style:auto-text-indent="false"/>
      <style:text-properties style:font-name="Courier New" fo:font-size="12pt" officeooo:paragraph-rsid="001e622f" style:font-size-asian="12pt" style:font-name-complex="Courier New" style:font-size-complex="12pt"/>
    </style:style>
    <style:style style:name="P42" style:family="paragraph" style:parent-style-name="Standard">
      <style:paragraph-properties fo:margin-left="0in" fo:margin-right="0in" fo:text-indent="2in" style:auto-text-indent="false"/>
      <style:text-properties style:font-name="Courier New" fo:font-size="12pt" officeooo:rsid="00410755" officeooo:paragraph-rsid="001e622f" style:font-size-asian="12pt" style:font-name-complex="Courier New" style:font-size-complex="12pt"/>
    </style:style>
    <style:style style:name="P43" style:family="paragraph" style:parent-style-name="Standard">
      <style:paragraph-properties fo:margin-left="0in" fo:margin-right="0in" fo:text-indent="2in" style:auto-text-indent="false"/>
      <style:text-properties style:font-name="Courier New" fo:font-size="12pt" officeooo:rsid="001e622f" officeooo:paragraph-rsid="001e622f" style:font-size-asian="12pt" style:font-name-complex="Courier New" style:font-size-complex="12pt"/>
    </style:style>
    <style:style style:name="P44" style:family="paragraph" style:parent-style-name="Standard">
      <style:paragraph-properties fo:margin-left="0in" fo:margin-right="0in" fo:text-indent="2in" style:auto-text-indent="false"/>
      <style:text-properties style:font-name="Courier New" fo:font-size="12pt" officeooo:paragraph-rsid="001f4abe" style:font-size-asian="12pt" style:font-name-complex="Courier New" style:font-size-complex="12pt"/>
    </style:style>
    <style:style style:name="P45" style:family="paragraph" style:parent-style-name="Standard">
      <style:paragraph-properties fo:margin-left="0in" fo:margin-right="0in" fo:text-indent="2in" style:auto-text-indent="false"/>
      <style:text-properties style:font-name="Courier New" fo:font-size="12pt" officeooo:rsid="00419492" officeooo:paragraph-rsid="0020cf19" style:font-size-asian="12pt" style:font-name-complex="Courier New" style:font-size-complex="12pt"/>
    </style:style>
    <style:style style:name="P46" style:family="paragraph" style:parent-style-name="Standard">
      <style:paragraph-properties fo:margin-left="0in" fo:margin-right="0in" fo:text-indent="2in" style:auto-text-indent="false"/>
      <style:text-properties style:font-name="Courier New" fo:font-size="12pt" officeooo:rsid="0020cf19" officeooo:paragraph-rsid="0020cf19" style:font-size-asian="12pt" style:font-name-complex="Courier New" style:font-size-complex="12pt"/>
    </style:style>
    <style:style style:name="P47" style:family="paragraph" style:parent-style-name="Standard">
      <style:paragraph-properties fo:margin-left="0in" fo:margin-right="0in" fo:text-indent="2in" style:auto-text-indent="false"/>
      <style:text-properties style:font-name="Courier New" fo:font-size="12pt" officeooo:paragraph-rsid="0020cf19" style:font-size-asian="12pt" style:font-name-complex="Courier New" style:font-size-complex="12pt"/>
    </style:style>
    <style:style style:name="P48" style:family="paragraph" style:parent-style-name="Standard">
      <style:paragraph-properties fo:margin-left="0in" fo:margin-right="0in" fo:text-indent="2in" style:auto-text-indent="false"/>
      <style:text-properties style:font-name="Courier New" fo:font-size="12pt" officeooo:rsid="0020ecb0" officeooo:paragraph-rsid="0020ecb0" style:font-size-asian="12pt" style:font-name-complex="Courier New" style:font-size-complex="12pt"/>
    </style:style>
    <style:style style:name="P49" style:family="paragraph" style:parent-style-name="Standard">
      <style:paragraph-properties fo:margin-top="0.1665in" fo:margin-bottom="0in" loext:contextual-spacing="false"/>
      <style:text-properties officeooo:rsid="001a63a1" officeooo:paragraph-rsid="002c6a0f"/>
    </style:style>
    <style:style style:name="P50" style:family="paragraph" style:parent-style-name="Standard">
      <style:paragraph-properties fo:margin-top="0in" fo:margin-bottom="0.1665in" loext:contextual-spacing="false"/>
      <style:text-properties style:font-name="Courier New" fo:font-size="12pt" officeooo:rsid="000b2cfa" officeooo:paragraph-rsid="000b2cfa" style:font-size-asian="12pt" style:font-name-complex="Courier New" style:font-size-complex="12pt"/>
    </style:style>
    <style:style style:name="P51" style:family="paragraph" style:parent-style-name="Standard">
      <style:paragraph-properties fo:margin-top="0in" fo:margin-bottom="0.1665in" loext:contextual-spacing="false"/>
      <style:text-properties style:font-name="Courier New" fo:font-size="12pt" officeooo:paragraph-rsid="0011a8c6" style:font-size-asian="12pt" style:font-name-complex="Courier New" style:font-size-complex="12pt"/>
    </style:style>
    <style:style style:name="P52" style:family="paragraph" style:parent-style-name="Standard">
      <style:paragraph-properties fo:margin-top="0in" fo:margin-bottom="0.1665in" loext:contextual-spacing="false"/>
      <style:text-properties style:font-name="Courier New" fo:font-size="12pt" officeooo:paragraph-rsid="000e96b5" style:font-size-asian="12pt" style:font-name-complex="Courier New" style:font-size-complex="12pt"/>
    </style:style>
    <style:style style:name="P53" style:family="paragraph" style:parent-style-name="Standard">
      <style:paragraph-properties fo:margin-top="0in" fo:margin-bottom="0.1665in" loext:contextual-spacing="false"/>
      <style:text-properties style:font-name="Courier New" fo:font-size="12pt" officeooo:rsid="0012596a" officeooo:paragraph-rsid="0012596a" style:font-size-asian="12pt" style:font-name-complex="Courier New" style:font-size-complex="12pt"/>
    </style:style>
    <style:style style:name="P54" style:family="paragraph" style:parent-style-name="Standard">
      <style:paragraph-properties fo:margin-top="0in" fo:margin-bottom="0.1665in" loext:contextual-spacing="false"/>
      <style:text-properties style:font-name="Courier New" fo:font-size="12pt" fo:font-style="italic" officeooo:paragraph-rsid="003bfcbd" style:font-size-asian="12pt" style:font-style-asian="italic" style:font-name-complex="Courier New" style:font-size-complex="12pt" style:font-style-complex="italic"/>
    </style:style>
    <style:style style:name="P55" style:family="paragraph" style:parent-style-name="Standard">
      <style:paragraph-properties fo:margin-top="0in" fo:margin-bottom="0.1665in" loext:contextual-spacing="false"/>
      <style:text-properties style:font-name="Courier New" fo:font-size="12pt" fo:font-style="italic" officeooo:paragraph-rsid="003dd364" style:font-size-asian="12pt" style:font-style-asian="italic" style:font-name-complex="Courier New" style:font-size-complex="12pt" style:font-style-complex="italic"/>
    </style:style>
    <style:style style:name="P56" style:family="paragraph" style:parent-style-name="Standard">
      <style:paragraph-properties fo:margin-top="0in" fo:margin-bottom="0.1665in" loext:contextual-spacing="false"/>
      <style:text-properties style:font-name="Courier New" fo:font-size="12pt" fo:font-style="italic" officeooo:rsid="003dd364" officeooo:paragraph-rsid="003dd364" style:font-size-asian="12pt" style:font-style-asian="italic" style:font-name-complex="Courier New" style:font-size-complex="12pt" style:font-style-complex="italic"/>
    </style:style>
    <style:style style:name="P57" style:family="paragraph" style:parent-style-name="Standard">
      <style:paragraph-properties fo:margin-top="0in" fo:margin-bottom="0.1665in" loext:contextual-spacing="false"/>
      <style:text-properties style:font-name="Courier New" fo:font-size="12pt" fo:font-style="italic" officeooo:paragraph-rsid="003ebc25" style:font-size-asian="12pt" style:font-style-asian="italic" style:font-name-complex="Courier New" style:font-size-complex="12pt" style:font-style-complex="italic"/>
    </style:style>
    <style:style style:name="P58" style:family="paragraph" style:parent-style-name="Standard">
      <style:paragraph-properties fo:margin-top="0in" fo:margin-bottom="0.1665in" loext:contextual-spacing="false"/>
      <style:text-properties style:font-name="Courier New" fo:font-size="12pt" fo:font-style="italic" officeooo:paragraph-rsid="0040bd60" style:font-size-asian="12pt" style:font-style-asian="italic" style:font-name-complex="Courier New" style:font-size-complex="12pt" style:font-style-complex="italic"/>
    </style:style>
    <style:style style:name="P59" style:family="paragraph" style:parent-style-name="Standard">
      <style:paragraph-properties fo:margin-top="0in" fo:margin-bottom="0.1665in" loext:contextual-spacing="false"/>
      <style:text-properties style:font-name="Courier New" fo:font-size="12pt" fo:font-style="italic" officeooo:paragraph-rsid="0043c784" style:font-size-asian="12pt" style:font-style-asian="italic" style:font-name-complex="Courier New" style:font-size-complex="12pt" style:font-style-complex="italic"/>
    </style:style>
    <style:style style:name="P60" style:family="paragraph" style:parent-style-name="Standard">
      <style:paragraph-properties fo:margin-top="0in" fo:margin-bottom="0.1665in" loext:contextual-spacing="false"/>
      <style:text-properties fo:font-style="italic" officeooo:paragraph-rsid="00425eae" style:font-style-asian="italic" style:font-style-complex="italic"/>
    </style:style>
    <style:style style:name="P61" style:family="paragraph" style:parent-style-name="Standard">
      <style:paragraph-properties fo:margin-top="0in" fo:margin-bottom="0.1665in" loext:contextual-spacing="false"/>
      <style:text-properties fo:font-style="italic" officeooo:paragraph-rsid="004265fb" style:font-style-asian="italic" style:font-style-complex="italic"/>
    </style:style>
    <style:style style:name="P62" style:family="paragraph" style:parent-style-name="Standard">
      <style:paragraph-properties fo:margin-top="0in" fo:margin-bottom="0.1665in" loext:contextual-spacing="false"/>
      <style:text-properties fo:font-style="italic" officeooo:paragraph-rsid="0044bfb4" style:font-style-asian="italic" style:font-style-complex="italic"/>
    </style:style>
    <style:style style:name="P63" style:family="paragraph" style:parent-style-name="Standard">
      <style:paragraph-properties fo:margin-top="0in" fo:margin-bottom="0.1665in" loext:contextual-spacing="false"/>
      <style:text-properties fo:font-style="italic" officeooo:rsid="0044bfb4" officeooo:paragraph-rsid="0044bfb4" style:font-style-asian="italic" style:font-style-complex="italic"/>
    </style:style>
    <style:style style:name="P64" style:family="paragraph" style:parent-style-name="Standard">
      <style:paragraph-properties fo:margin-top="0in" fo:margin-bottom="0.1665in" loext:contextual-spacing="false"/>
      <style:text-properties fo:font-style="italic" officeooo:rsid="0044bfb4" officeooo:paragraph-rsid="00465c79" style:font-style-asian="italic" style:font-style-complex="italic"/>
    </style:style>
    <style:style style:name="P65" style:family="paragraph" style:parent-style-name="Standard">
      <style:paragraph-properties fo:margin-left="0in" fo:margin-right="0in" fo:text-indent="2in" style:auto-text-indent="false"/>
      <style:text-properties style:font-name="Courier New" fo:font-size="12pt" officeooo:paragraph-rsid="000e96b5" style:font-size-asian="12pt" style:font-name-complex="Courier New" style:font-size-complex="12pt"/>
    </style:style>
    <style:style style:name="P66" style:family="paragraph" style:parent-style-name="Standard">
      <style:paragraph-properties fo:margin-left="0in" fo:margin-right="0in" fo:text-indent="2in" style:auto-text-indent="false"/>
      <style:text-properties style:font-name="Courier New" fo:font-size="12pt" officeooo:rsid="00272dc8" officeooo:paragraph-rsid="00272dc8" style:font-size-asian="12pt" style:font-name-complex="Courier New" style:font-size-complex="12pt"/>
    </style:style>
    <style:style style:name="P67" style:family="paragraph" style:parent-style-name="Standard">
      <style:paragraph-properties fo:margin-left="0in" fo:margin-right="0in" fo:text-indent="2in" style:auto-text-indent="false"/>
      <style:text-properties style:font-name="Courier New" fo:font-size="12pt" officeooo:paragraph-rsid="004265fb" style:font-size-asian="12pt" style:font-name-complex="Courier New" style:font-size-complex="12pt"/>
    </style:style>
    <style:style style:name="P68" style:family="paragraph" style:parent-style-name="Standard">
      <style:paragraph-properties fo:margin-left="0in" fo:margin-right="0in" fo:text-indent="2in" style:auto-text-indent="false"/>
      <style:text-properties style:font-name="Courier New" fo:font-size="12pt" officeooo:paragraph-rsid="0044bfb4" style:font-size-asian="12pt" style:font-name-complex="Courier New" style:font-size-complex="12pt"/>
    </style:style>
    <style:style style:name="P69" style:family="paragraph" style:parent-style-name="Standard">
      <style:paragraph-properties fo:margin-left="0in" fo:margin-right="0in" fo:text-indent="2in" style:auto-text-indent="false"/>
      <style:text-properties style:font-name="Courier New" fo:font-size="12pt" fo:font-style="italic" officeooo:paragraph-rsid="003bfcbd" style:font-size-asian="12pt" style:font-style-asian="italic" style:font-name-complex="Courier New" style:font-size-complex="12pt" style:font-style-complex="italic"/>
    </style:style>
    <style:style style:name="P70" style:family="paragraph" style:parent-style-name="Standard">
      <style:paragraph-properties fo:margin-left="0in" fo:margin-right="0in" fo:text-indent="2in" style:auto-text-indent="false"/>
      <style:text-properties style:font-name="Courier New" fo:font-size="12pt" fo:font-style="italic" officeooo:rsid="00120d71" officeooo:paragraph-rsid="00465c79" style:font-size-asian="12pt" style:font-style-asian="italic" style:font-name-complex="Courier New" style:font-size-complex="12pt" style:font-style-complex="italic"/>
    </style:style>
    <style:style style:name="P71"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officeooo:paragraph-rsid="00465c79" style:font-size-asian="12pt" style:font-name-complex="Courier New" style:font-size-complex="12pt"/>
    </style:style>
    <style:style style:name="P72"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fo:font-style="italic" officeooo:paragraph-rsid="003bfcbd" style:font-size-asian="12pt" style:font-style-asian="italic" style:font-name-complex="Courier New" style:font-size-complex="12pt" style:font-style-complex="italic"/>
    </style:style>
    <style:style style:name="P73"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fo:font-style="italic" officeooo:paragraph-rsid="0043c784" style:font-size-asian="12pt" style:font-style-asian="italic" style:font-name-complex="Courier New" style:font-size-complex="12pt" style:font-style-complex="italic"/>
    </style:style>
    <style:style style:name="P74"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fo:font-style="italic" officeooo:paragraph-rsid="0044bfb4" style:font-size-asian="12pt" style:font-style-asian="italic" style:font-name-complex="Courier New" style:font-size-complex="12pt" style:font-style-complex="italic"/>
    </style:style>
    <style:style style:name="P75"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fo:font-style="italic" officeooo:paragraph-rsid="00465c79" style:font-size-asian="12pt" style:font-style-asian="italic" style:font-name-complex="Courier New" style:font-size-complex="12pt" style:font-style-complex="italic"/>
    </style:style>
    <style:style style:name="P76" style:family="paragraph" style:parent-style-name="Standard">
      <style:paragraph-properties fo:margin-left="1in" fo:margin-right="1in" fo:margin-top="0in" fo:margin-bottom="0.139in" loext:contextual-spacing="false" fo:text-indent="0in" style:auto-text-indent="false">
        <style:tab-stops>
          <style:tab-stop style:position="3.75in"/>
        </style:tab-stops>
      </style:paragraph-properties>
      <style:text-properties style:font-name="Courier New" fo:font-size="12pt" fo:font-style="italic" officeooo:rsid="003f8b22" officeooo:paragraph-rsid="003f8b22" style:font-size-asian="12pt" style:font-style-asian="italic" style:font-name-complex="Courier New" style:font-size-complex="12pt" style:font-style-complex="italic"/>
    </style:style>
    <style:style style:name="P77" style:family="paragraph" style:parent-style-name="Heading_20_3">
      <style:paragraph-properties fo:margin-top="0.1665in" fo:margin-bottom="0in" loext:contextual-spacing="false"/>
      <style:text-properties style:font-name="Courier New" officeooo:rsid="001a63a1" officeooo:paragraph-rsid="003144e1" style:font-name-complex="Courier New" style:font-size-complex="12pt"/>
    </style:style>
    <style:style style:name="P78" style:family="paragraph" style:parent-style-name="Heading_20_3">
      <style:paragraph-properties fo:margin-top="0.1665in" fo:margin-bottom="0in" loext:contextual-spacing="false"/>
      <style:text-properties style:font-name="Courier New" officeooo:paragraph-rsid="0005230f" style:font-name-complex="Courier New" style:font-size-complex="12pt"/>
    </style:style>
    <style:style style:name="P79" style:family="paragraph" style:parent-style-name="Heading_20_3">
      <style:paragraph-properties fo:margin-top="0.1665in" fo:margin-bottom="0in" loext:contextual-spacing="false"/>
      <style:text-properties style:font-name="Courier New" officeooo:paragraph-rsid="00083dfe" style:font-name-complex="Courier New" style:font-size-complex="12pt"/>
    </style:style>
    <style:style style:name="P80" style:family="paragraph" style:parent-style-name="Heading_20_3">
      <style:paragraph-properties fo:margin-top="0.1665in" fo:margin-bottom="0in" loext:contextual-spacing="false"/>
      <style:text-properties style:font-name="Courier New" officeooo:rsid="003144e1" officeooo:paragraph-rsid="00083dfe" style:font-name-complex="Courier New" style:font-size-complex="12pt"/>
    </style:style>
    <style:style style:name="P81" style:family="paragraph" style:parent-style-name="Heading_20_3">
      <style:paragraph-properties fo:margin-top="0.1665in" fo:margin-bottom="0in" loext:contextual-spacing="false"/>
      <style:text-properties style:font-name="Courier New" officeooo:rsid="003144e1" officeooo:paragraph-rsid="003032e7" style:font-name-complex="Courier New" style:font-size-complex="12pt"/>
    </style:style>
    <style:style style:name="P82" style:family="paragraph" style:parent-style-name="Heading_20_3">
      <style:paragraph-properties fo:margin-top="0.1665in" fo:margin-bottom="0in" loext:contextual-spacing="false"/>
      <style:text-properties style:font-name="Courier New" officeooo:rsid="003144e1" officeooo:paragraph-rsid="00425eae" style:font-name-complex="Courier New" style:font-size-complex="12pt"/>
    </style:style>
    <style:style style:name="P83" style:family="paragraph" style:parent-style-name="Heading_20_3">
      <style:paragraph-properties fo:margin-top="0.1665in" fo:margin-bottom="0in" loext:contextual-spacing="false"/>
      <style:text-properties style:font-name="Courier New" officeooo:paragraph-rsid="003a4e87" style:font-name-complex="Courier New" style:font-size-complex="12pt"/>
    </style:style>
    <style:style style:name="P84" style:family="paragraph" style:parent-style-name="Heading_20_3">
      <style:paragraph-properties fo:margin-top="0.1665in" fo:margin-bottom="0in" loext:contextual-spacing="false"/>
      <style:text-properties style:font-name="Courier New" officeooo:rsid="003a4e87" officeooo:paragraph-rsid="003a4e87" style:font-name-complex="Courier New" style:font-size-complex="12pt"/>
    </style:style>
    <style:style style:name="P85" style:family="paragraph" style:parent-style-name="Heading_20_3">
      <style:paragraph-properties fo:margin-top="0.1665in" fo:margin-bottom="0in" loext:contextual-spacing="false"/>
      <style:text-properties style:font-name="Courier New" officeooo:rsid="003a4e87" officeooo:paragraph-rsid="000b2cfa" style:font-name-complex="Courier New" style:font-size-complex="12pt"/>
    </style:style>
    <style:style style:name="P86" style:family="paragraph" style:parent-style-name="Heading_20_3">
      <style:paragraph-properties fo:margin-top="0.1665in" fo:margin-bottom="0in" loext:contextual-spacing="false"/>
      <style:text-properties style:font-name="Courier New" officeooo:rsid="003a4e87" officeooo:paragraph-rsid="0040bd60" style:font-name-complex="Courier New" style:font-size-complex="12pt"/>
    </style:style>
    <style:style style:name="P87" style:family="paragraph" style:parent-style-name="Heading_20_3">
      <style:paragraph-properties fo:margin-top="0.1665in" fo:margin-bottom="0in" loext:contextual-spacing="false"/>
      <style:text-properties style:font-name="Courier New" officeooo:rsid="003a4e87" officeooo:paragraph-rsid="004265fb" style:font-name-complex="Courier New" style:font-size-complex="12pt"/>
    </style:style>
    <style:style style:name="P88" style:family="paragraph" style:parent-style-name="Heading_20_3">
      <style:paragraph-properties fo:margin-top="0.1665in" fo:margin-bottom="0in" loext:contextual-spacing="false"/>
      <style:text-properties style:font-name="Courier New" officeooo:rsid="003a4e87" officeooo:paragraph-rsid="0044bfb4" style:font-name-complex="Courier New" style:font-size-complex="12pt"/>
    </style:style>
    <style:style style:name="P89" style:family="paragraph" style:parent-style-name="Heading_20_3">
      <style:paragraph-properties fo:margin-top="0.1665in" fo:margin-bottom="0in" loext:contextual-spacing="false"/>
      <style:text-properties style:font-name="Courier New" officeooo:rsid="003a4e87" officeooo:paragraph-rsid="00465c79" style:font-name-complex="Courier New" style:font-size-complex="12pt"/>
    </style:style>
    <style:style style:name="P90" style:family="paragraph" style:parent-style-name="Heading_20_3">
      <style:paragraph-properties fo:margin-top="0.1665in" fo:margin-bottom="0in" loext:contextual-spacing="false"/>
      <style:text-properties style:font-name="Courier New" officeooo:rsid="00320efe" officeooo:paragraph-rsid="003032e7" style:font-name-complex="Courier New" style:font-size-complex="12pt"/>
    </style:style>
    <style:style style:name="P91" style:family="paragraph" style:parent-style-name="Heading_20_3">
      <style:paragraph-properties fo:margin-top="0.1665in" fo:margin-bottom="0in" loext:contextual-spacing="false"/>
      <style:text-properties style:font-name="Courier New" officeooo:rsid="002d40e3" officeooo:paragraph-rsid="00120d71" style:font-name-complex="Courier New" style:font-size-complex="12pt"/>
    </style:style>
    <style:style style:name="P92" style:family="paragraph" style:parent-style-name="Heading_20_3">
      <style:paragraph-properties fo:margin-top="0.1665in" fo:margin-bottom="0in" loext:contextual-spacing="false"/>
      <style:text-properties style:font-name="Courier New" officeooo:rsid="002d40e3" officeooo:paragraph-rsid="001a63a1" style:font-name-complex="Courier New" style:font-size-complex="12pt"/>
    </style:style>
    <style:style style:name="P93" style:family="paragraph" style:parent-style-name="Heading_20_3">
      <style:paragraph-properties fo:margin-top="0.1665in" fo:margin-bottom="0in" loext:contextual-spacing="false"/>
      <style:text-properties style:font-name="Courier New" officeooo:rsid="002d40e3" officeooo:paragraph-rsid="002d40e3" style:font-name-complex="Courier New" style:font-size-complex="12pt"/>
    </style:style>
    <style:style style:name="P94" style:family="paragraph" style:parent-style-name="Heading_20_3">
      <style:paragraph-properties fo:margin-top="0.1665in" fo:margin-bottom="0in" loext:contextual-spacing="false"/>
      <style:text-properties style:font-name="Courier New" officeooo:rsid="002d40e3" officeooo:paragraph-rsid="001e622f" style:font-name-complex="Courier New" style:font-size-complex="12pt"/>
    </style:style>
    <style:style style:name="P95" style:family="paragraph" style:parent-style-name="Heading_20_3">
      <style:paragraph-properties fo:margin-top="0.1665in" fo:margin-bottom="0in" loext:contextual-spacing="false"/>
      <style:text-properties style:font-name="Courier New" officeooo:rsid="002d40e3" officeooo:paragraph-rsid="0020cf19" style:font-name-complex="Courier New" style:font-size-complex="12pt"/>
    </style:style>
    <style:style style:name="P96" style:family="paragraph" style:parent-style-name="Heading_20_3">
      <style:paragraph-properties fo:margin-top="0.1665in" fo:margin-bottom="0in" loext:contextual-spacing="false"/>
      <style:text-properties style:font-name="Courier New" officeooo:paragraph-rsid="0012596a" style:font-name-complex="Courier New" style:font-size-complex="12pt"/>
    </style:style>
    <style:style style:name="P97" style:family="paragraph" style:parent-style-name="Heading_20_3">
      <style:paragraph-properties fo:margin-top="0.1665in" fo:margin-bottom="0in" loext:contextual-spacing="false"/>
      <style:text-properties style:font-name="Courier New" officeooo:rsid="002c6a0f" officeooo:paragraph-rsid="001c2b88" style:font-name-complex="Courier New" style:font-size-complex="12pt"/>
    </style:style>
    <style:style style:name="P98" style:family="paragraph" style:parent-style-name="Heading_20_3">
      <style:paragraph-properties fo:margin-top="0.1665in" fo:margin-bottom="0in" loext:contextual-spacing="false"/>
      <style:text-properties style:font-name="Courier New" officeooo:rsid="002c6a0f" officeooo:paragraph-rsid="002c6a0f" style:font-name-complex="Courier New" style:font-size-complex="12pt"/>
    </style:style>
    <style:style style:name="P99" style:family="paragraph" style:parent-style-name="Heading_20_3">
      <style:paragraph-properties fo:margin-top="0.1665in" fo:margin-bottom="0in" loext:contextual-spacing="false"/>
      <style:text-properties style:font-name="Courier New" officeooo:paragraph-rsid="002d40e3" style:font-name-complex="Courier New" style:font-size-complex="12pt"/>
    </style:style>
    <style:style style:name="P100" style:family="paragraph" style:parent-style-name="Heading_20_3">
      <style:paragraph-properties fo:margin-top="0.1665in" fo:margin-bottom="0in" loext:contextual-spacing="false"/>
      <style:text-properties style:font-name="Courier New" officeooo:paragraph-rsid="004265fb" style:font-name-complex="Courier New" style:font-size-complex="12pt"/>
    </style:style>
    <style:style style:name="P101" style:family="paragraph" style:parent-style-name="Heading_20_3">
      <style:paragraph-properties fo:margin-top="0.1665in" fo:margin-bottom="0in" loext:contextual-spacing="false"/>
      <style:text-properties style:font-name="Courier New" officeooo:paragraph-rsid="0043c784" style:font-name-complex="Courier New" style:font-size-complex="12pt"/>
    </style:style>
    <style:style style:name="P102" style:family="paragraph" style:parent-style-name="Heading_20_3">
      <style:paragraph-properties fo:margin-top="0.1665in" fo:margin-bottom="0in" loext:contextual-spacing="false"/>
      <style:text-properties style:font-name="Courier New" fo:font-style="italic" officeooo:rsid="003144e1" officeooo:paragraph-rsid="003bfcbd" style:font-style-asian="italic" style:font-name-complex="Courier New" style:font-size-complex="12pt" style:font-style-complex="italic"/>
    </style:style>
    <style:style style:name="P103" style:family="paragraph" style:parent-style-name="Heading_20_3">
      <style:paragraph-properties fo:margin-top="0.1665in" fo:margin-bottom="0in" loext:contextual-spacing="false"/>
      <style:text-properties style:font-name="Courier New" fo:font-style="italic" officeooo:rsid="003144e1" officeooo:paragraph-rsid="00425eae" style:font-style-asian="italic" style:font-name-complex="Courier New" style:font-size-complex="12pt" style:font-style-complex="italic"/>
    </style:style>
    <style:style style:name="P104" style:family="paragraph" style:parent-style-name="Heading_20_3">
      <style:paragraph-properties fo:margin-top="0.1665in" fo:margin-bottom="0in" loext:contextual-spacing="false"/>
      <style:text-properties style:font-name="Courier New" fo:font-style="italic" officeooo:rsid="003144e1" officeooo:paragraph-rsid="004265fb" style:font-style-asian="italic" style:font-name-complex="Courier New" style:font-size-complex="12pt" style:font-style-complex="italic"/>
    </style:style>
    <style:style style:name="P105" style:family="paragraph" style:parent-style-name="Heading_20_3">
      <style:paragraph-properties fo:margin-top="0.1665in" fo:margin-bottom="0in" loext:contextual-spacing="false"/>
      <style:text-properties style:font-name="Courier New" fo:font-style="italic" officeooo:rsid="003144e1" officeooo:paragraph-rsid="0043c784" style:font-style-asian="italic" style:font-name-complex="Courier New" style:font-size-complex="12pt" style:font-style-complex="italic"/>
    </style:style>
    <style:style style:name="P106" style:family="paragraph" style:parent-style-name="Heading_20_3">
      <style:paragraph-properties fo:margin-top="0.1665in" fo:margin-bottom="0in" loext:contextual-spacing="false"/>
      <style:text-properties style:font-name="Courier New" fo:font-style="italic" officeooo:rsid="003a4e87" officeooo:paragraph-rsid="003ebc25" style:font-style-asian="italic" style:font-name-complex="Courier New" style:font-size-complex="12pt" style:font-style-complex="italic"/>
    </style:style>
    <style:style style:name="P107" style:family="paragraph" style:parent-style-name="Heading_20_3">
      <style:paragraph-properties fo:margin-top="0.1665in" fo:margin-bottom="0in" loext:contextual-spacing="false"/>
      <style:text-properties style:font-name="Courier New" fo:font-style="italic" officeooo:rsid="003a4e87" officeooo:paragraph-rsid="004265fb" style:font-style-asian="italic" style:font-name-complex="Courier New" style:font-size-complex="12pt" style:font-style-complex="italic"/>
    </style:style>
    <style:style style:name="P108" style:family="paragraph" style:parent-style-name="Heading_20_3">
      <style:paragraph-properties fo:margin-top="0.1665in" fo:margin-bottom="0in" loext:contextual-spacing="false"/>
      <style:text-properties style:font-name="Courier New" fo:font-style="italic" officeooo:rsid="003a4e87" officeooo:paragraph-rsid="0044bfb4" style:font-style-asian="italic" style:font-name-complex="Courier New" style:font-size-complex="12pt" style:font-style-complex="italic"/>
    </style:style>
    <style:style style:name="P109" style:family="paragraph" style:parent-style-name="Heading_20_3">
      <style:paragraph-properties fo:margin-top="0.1665in" fo:margin-bottom="0in" loext:contextual-spacing="false"/>
      <style:text-properties style:font-name="Courier New" fo:font-style="italic" officeooo:rsid="003a4e87" officeooo:paragraph-rsid="00465c79" style:font-style-asian="italic" style:font-name-complex="Courier New" style:font-size-complex="12pt" style:font-style-complex="italic"/>
    </style:style>
    <style:style style:name="P110" style:family="paragraph" style:parent-style-name="Heading_20_3">
      <style:paragraph-properties fo:margin-top="0.1665in" fo:margin-bottom="0in" loext:contextual-spacing="false"/>
      <style:text-properties style:font-name="Courier New" fo:font-style="italic" officeooo:paragraph-rsid="003bfcbd" style:font-style-asian="italic" style:font-name-complex="Courier New" style:font-size-complex="12pt" style:font-style-complex="italic"/>
    </style:style>
    <style:style style:name="P111" style:family="paragraph" style:parent-style-name="Heading_20_3">
      <style:paragraph-properties fo:margin-top="0.1665in" fo:margin-bottom="0in" loext:contextual-spacing="false"/>
      <style:text-properties officeooo:paragraph-rsid="0012596a"/>
    </style:style>
    <style:style style:name="P112" style:family="paragraph" style:parent-style-name="Heading_20_3">
      <style:paragraph-properties fo:margin-top="0.1665in" fo:margin-bottom="0in" loext:contextual-spacing="false"/>
      <style:text-properties officeooo:paragraph-rsid="002c6a0f"/>
    </style:style>
    <style:style style:name="P113" style:family="paragraph" style:parent-style-name="Heading_20_3">
      <style:paragraph-properties fo:margin-top="0.1665in" fo:margin-bottom="0in" loext:contextual-spacing="false"/>
      <style:text-properties officeooo:paragraph-rsid="0044bfb4"/>
    </style:style>
    <style:style style:name="P114" style:family="paragraph" style:parent-style-name="Heading_20_3">
      <style:paragraph-properties fo:margin-left="1in" fo:margin-right="1in" fo:margin-top="0.1665in" fo:margin-bottom="0in" loext:contextual-spacing="false" fo:text-indent="0in" style:auto-text-indent="false">
        <style:tab-stops>
          <style:tab-stop style:position="3.75in"/>
        </style:tab-stops>
      </style:paragraph-properties>
      <style:text-properties style:font-name="Courier New" fo:font-size="12pt" officeooo:paragraph-rsid="001f4abe" style:font-size-asian="12pt" style:font-name-complex="Courier New" style:font-size-complex="12pt"/>
    </style:style>
    <style:style style:name="T1" style:family="text">
      <style:text-properties officeooo:rsid="0396f0c0"/>
    </style:style>
    <style:style style:name="T2" style:family="text">
      <style:text-properties style:font-name="Courier New" fo:font-size="12pt" style:font-size-asian="12pt" style:font-name-complex="Courier New" style:font-size-complex="12pt"/>
    </style:style>
    <style:style style:name="T3" style:family="text">
      <style:text-properties style:font-name="Courier New" fo:font-size="12pt" officeooo:rsid="003d391a" style:font-size-asian="12pt" style:font-name-complex="Courier New" style:font-size-complex="12pt"/>
    </style:style>
    <style:style style:name="T4" style:family="text">
      <style:text-properties style:font-name="Courier New" fo:font-size="12pt" officeooo:rsid="01faade8" style:font-size-asian="12pt" style:font-name-complex="Courier New" style:font-size-complex="12pt"/>
    </style:style>
    <style:style style:name="T5" style:family="text">
      <style:text-properties style:font-name="Courier New" fo:font-size="12pt" officeooo:rsid="01865141" style:font-size-asian="12pt" style:font-name-complex="Courier New" style:font-size-complex="12pt"/>
    </style:style>
    <style:style style:name="T6" style:family="text">
      <style:text-properties style:font-name="Courier New" fo:font-size="12pt" officeooo:rsid="003b5934" style:font-size-asian="12pt" style:font-name-complex="Courier New" style:font-size-complex="12pt"/>
    </style:style>
    <style:style style:name="T7" style:family="text">
      <style:text-properties style:font-name="Courier New" fo:font-size="12pt" officeooo:rsid="00410755" style:font-size-asian="12pt" style:font-name-complex="Courier New" style:font-size-complex="12pt"/>
    </style:style>
    <style:style style:name="T8" style:family="text">
      <style:text-properties style:font-name="Courier New" fo:font-size="12pt" officeooo:rsid="0006ac8b" style:font-size-asian="12pt" style:font-name-complex="Courier New" style:font-size-complex="12pt"/>
    </style:style>
    <style:style style:name="T9" style:family="text">
      <style:text-properties style:font-name="Courier New" fo:font-size="12pt" officeooo:rsid="00083dfe" style:font-size-asian="12pt" style:font-name-complex="Courier New" style:font-size-complex="12pt"/>
    </style:style>
    <style:style style:name="T10" style:family="text">
      <style:text-properties style:font-name="Courier New" fo:font-size="12pt" officeooo:rsid="00092f0c" style:font-size-asian="12pt" style:font-name-complex="Courier New" style:font-size-complex="12pt"/>
    </style:style>
    <style:style style:name="T11" style:family="text">
      <style:text-properties style:font-name="Courier New" fo:font-size="12pt" officeooo:rsid="000b2cfa" style:font-size-asian="12pt" style:font-name-complex="Courier New" style:font-size-complex="12pt"/>
    </style:style>
    <style:style style:name="T12" style:family="text">
      <style:text-properties style:font-name="Courier New" fo:font-size="12pt" officeooo:rsid="000cf188" style:font-size-asian="12pt" style:font-name-complex="Courier New" style:font-size-complex="12pt"/>
    </style:style>
    <style:style style:name="T13" style:family="text">
      <style:text-properties style:font-name="Courier New" fo:font-size="12pt" officeooo:rsid="000e8157" style:font-size-asian="12pt" style:font-name-complex="Courier New" style:font-size-complex="12pt"/>
    </style:style>
    <style:style style:name="T14" style:family="text">
      <style:text-properties style:font-name="Courier New" fo:font-size="12pt" officeooo:rsid="000e96b5" style:font-size-asian="12pt" style:font-name-complex="Courier New" style:font-size-complex="12pt"/>
    </style:style>
    <style:style style:name="T15" style:family="text">
      <style:text-properties style:font-name="Courier New" fo:font-size="12pt" officeooo:rsid="00120d71" style:font-size-asian="12pt" style:font-name-complex="Courier New" style:font-size-complex="12pt"/>
    </style:style>
    <style:style style:name="T16" style:family="text">
      <style:text-properties style:font-name="Courier New" fo:font-size="12pt" officeooo:rsid="0012596a" style:font-size-asian="12pt" style:font-name-complex="Courier New" style:font-size-complex="12pt"/>
    </style:style>
    <style:style style:name="T17" style:family="text">
      <style:text-properties style:font-name="Courier New" fo:font-size="12pt" officeooo:rsid="001629ee" style:font-size-asian="12pt" style:font-name-complex="Courier New" style:font-size-complex="12pt"/>
    </style:style>
    <style:style style:name="T18" style:family="text">
      <style:text-properties style:font-name="Courier New" fo:font-size="12pt" officeooo:rsid="001a63a1" style:font-size-asian="12pt" style:font-name-complex="Courier New" style:font-size-complex="12pt"/>
    </style:style>
    <style:style style:name="T19" style:family="text">
      <style:text-properties style:font-name="Courier New" fo:font-size="12pt" officeooo:rsid="001c88ff" style:font-size-asian="12pt" style:font-name-complex="Courier New" style:font-size-complex="12pt"/>
    </style:style>
    <style:style style:name="T20" style:family="text">
      <style:text-properties style:font-name="Courier New" fo:font-size="12pt" officeooo:rsid="001e622f" style:font-size-asian="12pt" style:font-name-complex="Courier New" style:font-size-complex="12pt"/>
    </style:style>
    <style:style style:name="T21" style:family="text">
      <style:text-properties style:font-name="Courier New" fo:font-size="12pt" officeooo:rsid="03ebc79a" style:font-size-asian="12pt" style:font-name-complex="Courier New" style:font-size-complex="12pt"/>
    </style:style>
    <style:style style:name="T22" style:family="text">
      <style:text-properties style:font-name="Courier New" fo:font-size="12pt" officeooo:rsid="00272dc8" style:font-size-asian="12pt" style:font-name-complex="Courier New" style:font-size-complex="12pt"/>
    </style:style>
    <style:style style:name="T23" style:family="text">
      <style:text-properties style:font-name="Courier New" fo:font-size="12pt" officeooo:rsid="00294b57" style:font-size-asian="12pt" style:font-name-complex="Courier New" style:font-size-complex="12pt"/>
    </style:style>
    <style:style style:name="T24" style:family="text">
      <style:text-properties style:font-name="Courier New" fo:font-size="12pt" officeooo:rsid="002965e9" style:font-size-asian="12pt" style:font-name-complex="Courier New" style:font-size-complex="12pt"/>
    </style:style>
    <style:style style:name="T25" style:family="text">
      <style:text-properties style:font-name="Courier New" fo:font-size="12pt" officeooo:rsid="002a41a3" style:font-size-asian="12pt" style:font-name-complex="Courier New" style:font-size-complex="12pt"/>
    </style:style>
    <style:style style:name="T26" style:family="text">
      <style:text-properties style:font-name="Courier New" fo:font-size="12pt" officeooo:rsid="002c3064" style:font-size-asian="12pt" style:font-name-complex="Courier New" style:font-size-complex="12pt"/>
    </style:style>
    <style:style style:name="T27" style:family="text">
      <style:text-properties style:font-name="Courier New" fo:font-size="12pt" officeooo:rsid="003144e1" style:font-size-asian="12pt" style:font-name-complex="Courier New" style:font-size-complex="12pt"/>
    </style:style>
    <style:style style:name="T28" style:family="text">
      <style:text-properties style:font-name="Courier New" fo:font-size="12pt" officeooo:rsid="00320efe" style:font-size-asian="12pt" style:font-name-complex="Courier New" style:font-size-complex="12pt"/>
    </style:style>
    <style:style style:name="T29" style:family="text">
      <style:text-properties style:font-name="Courier New" fo:font-size="12pt" officeooo:rsid="003596bb" style:font-size-asian="12pt" style:font-name-complex="Courier New" style:font-size-complex="12pt"/>
    </style:style>
    <style:style style:name="T30" style:family="text">
      <style:text-properties style:font-name="Courier New" fo:font-size="12pt" officeooo:rsid="0037ad4d" style:font-size-asian="12pt" style:font-name-complex="Courier New" style:font-size-complex="12pt"/>
    </style:style>
    <style:style style:name="T31" style:family="text">
      <style:text-properties style:font-name="Courier New" fo:font-size="12pt" officeooo:rsid="0038a196" style:font-size-asian="12pt" style:font-name-complex="Courier New" style:font-size-complex="12pt"/>
    </style:style>
    <style:style style:name="T32" style:family="text">
      <style:text-properties style:font-name="Courier New" fo:font-size="12pt" officeooo:rsid="003a4e87" style:font-size-asian="12pt" style:font-name-complex="Courier New" style:font-size-complex="12pt"/>
    </style:style>
    <style:style style:name="T33" style:family="text">
      <style:text-properties style:font-name="Courier New" fo:font-size="12pt" officeooo:rsid="00425eae" style:font-size-asian="12pt" style:font-name-complex="Courier New" style:font-size-complex="12pt"/>
    </style:style>
    <style:style style:name="T34" style:family="text">
      <style:text-properties style:font-name="Courier New" fo:font-size="12pt" officeooo:rsid="004265fb" style:font-size-asian="12pt" style:font-name-complex="Courier New" style:font-size-complex="12pt"/>
    </style:style>
    <style:style style:name="T35" style:family="text">
      <style:text-properties style:font-name="Courier New" fo:font-size="12pt" officeooo:rsid="0043c784" style:font-size-asian="12pt" style:font-name-complex="Courier New" style:font-size-complex="12pt"/>
    </style:style>
    <style:style style:name="T36" style:family="text">
      <style:text-properties style:font-name="Courier New" fo:font-size="12pt" officeooo:rsid="0044bfb4" style:font-size-asian="12pt" style:font-name-complex="Courier New" style:font-size-complex="12pt"/>
    </style:style>
    <style:style style:name="T37" style:family="text">
      <style:text-properties style:font-name="Courier New" fo:font-size="12pt" officeooo:rsid="003032e7" style:font-size-asian="12pt" style:font-name-complex="Courier New" style:font-size-complex="12pt"/>
    </style:style>
    <style:style style:name="T38" style:family="text">
      <style:text-properties style:font-name="Courier New" fo:font-size="12pt" officeooo:rsid="00465c79" style:font-size-asian="12pt" style:font-name-complex="Courier New" style:font-size-complex="12pt"/>
    </style:style>
    <style:style style:name="T39" style:family="text">
      <style:text-properties style:font-name="Courier New" fo:font-size="12pt" fo:font-style="italic" officeooo:rsid="003144e1" style:font-size-asian="12pt" style:font-style-asian="italic" style:font-name-complex="Courier New" style:font-size-complex="12pt" style:font-style-complex="italic"/>
    </style:style>
    <style:style style:name="T40" style:family="text">
      <style:text-properties style:font-name="Courier New" fo:font-size="12pt" fo:font-style="italic" officeooo:rsid="003a4e87" style:font-size-asian="12pt" style:font-style-asian="italic" style:font-name-complex="Courier New" style:font-size-complex="12pt" style:font-style-complex="italic"/>
    </style:style>
    <style:style style:name="T41" style:family="text">
      <style:text-properties style:font-name="Courier New" fo:font-size="12pt" fo:font-style="italic" officeooo:rsid="0038a196" style:font-size-asian="12pt" style:font-style-asian="italic" style:font-name-complex="Courier New" style:font-size-complex="12pt" style:font-style-complex="italic"/>
    </style:style>
    <style:style style:name="T42" style:family="text">
      <style:text-properties style:font-name="Courier New" style:font-name-complex="Courier New" style:font-size-complex="12pt"/>
    </style:style>
    <style:style style:name="T43" style:family="text">
      <style:text-properties style:font-name="Courier New" officeooo:rsid="00140bcc" style:font-name-complex="Courier New" style:font-size-complex="12pt"/>
    </style:style>
    <style:style style:name="T44" style:family="text">
      <style:text-properties style:font-name="Courier New" officeooo:rsid="00141ef4" style:font-name-complex="Courier New" style:font-size-complex="12pt"/>
    </style:style>
    <style:style style:name="T45" style:family="text">
      <style:text-properties style:font-name="Courier New" officeooo:rsid="001a63a1" style:font-name-complex="Courier New" style:font-size-complex="12pt"/>
    </style:style>
    <style:style style:name="T46" style:family="text">
      <style:text-properties style:font-name="Courier New" officeooo:rsid="002c6a0f" style:font-name-complex="Courier New" style:font-size-complex="12pt"/>
    </style:style>
    <style:style style:name="T47" style:family="text">
      <style:text-properties style:font-name="Courier New" officeooo:rsid="003a4e87" style:font-name-complex="Courier New" style:font-size-complex="12pt"/>
    </style:style>
    <style:style style:name="T48" style:family="text">
      <style:text-properties style:font-name="Courier New" officeooo:rsid="003144e1" style:font-name-complex="Courier New" style:font-size-complex="12pt"/>
    </style:style>
    <style:style style:name="T49" style:family="text">
      <style:text-properties style:font-name="Courier New" officeooo:rsid="0008271b" style:font-name-complex="Courier New" style:font-size-complex="12pt"/>
    </style:style>
    <style:style style:name="T50" style:family="text">
      <style:text-properties style:font-name="Courier New" fo:font-style="italic" officeooo:rsid="003144e1" style:font-style-asian="italic" style:font-name-complex="Courier New" style:font-size-complex="12pt" style:font-style-complex="italic"/>
    </style:style>
    <style:style style:name="T51" style:family="text">
      <style:text-properties style:font-name="Courier New" fo:font-style="italic" officeooo:rsid="003a4e87" style:font-style-asian="italic" style:font-name-complex="Courier New" style:font-size-complex="12pt" style:font-style-complex="italic"/>
    </style:style>
    <style:style style:name="T52" style:family="text">
      <style:text-properties officeooo:rsid="003d391a"/>
    </style:style>
    <style:style style:name="T53" style:family="text">
      <style:text-properties officeooo:rsid="016c9441"/>
    </style:style>
    <style:style style:name="T54" style:family="text">
      <style:text-properties officeooo:rsid="00410755"/>
    </style:style>
    <style:style style:name="T55" style:family="text">
      <style:text-properties officeooo:rsid="01cd0105"/>
    </style:style>
    <style:style style:name="T56" style:family="text">
      <style:text-properties officeooo:rsid="00419492"/>
    </style:style>
    <style:style style:name="T57" style:family="text">
      <style:text-properties officeooo:rsid="030dfe40"/>
    </style:style>
    <style:style style:name="T58" style:family="text">
      <style:text-properties officeooo:rsid="03976127"/>
    </style:style>
    <style:style style:name="T59" style:family="text">
      <style:text-properties officeooo:rsid="0006ac8b"/>
    </style:style>
    <style:style style:name="T60" style:family="text">
      <style:text-properties officeooo:rsid="0008271b"/>
    </style:style>
    <style:style style:name="T61" style:family="text">
      <style:text-properties officeooo:rsid="00083dfe"/>
    </style:style>
    <style:style style:name="T62" style:family="text">
      <style:text-properties officeooo:rsid="000b2cfa"/>
    </style:style>
    <style:style style:name="T63" style:family="text">
      <style:text-properties officeooo:rsid="000cf188"/>
    </style:style>
    <style:style style:name="T64" style:family="text">
      <style:text-properties officeooo:rsid="00108981"/>
    </style:style>
    <style:style style:name="T65" style:family="text">
      <style:text-properties officeooo:rsid="0012596a"/>
    </style:style>
    <style:style style:name="T66" style:family="text">
      <style:text-properties officeooo:rsid="00141ef4"/>
    </style:style>
    <style:style style:name="T67" style:family="text">
      <style:text-properties officeooo:rsid="001629ee"/>
    </style:style>
    <style:style style:name="T68" style:family="text">
      <style:text-properties officeooo:rsid="00185197"/>
    </style:style>
    <style:style style:name="T69" style:family="text">
      <style:text-properties officeooo:rsid="001a63a1"/>
    </style:style>
    <style:style style:name="T70" style:family="text">
      <style:text-properties officeooo:rsid="001c2b88"/>
    </style:style>
    <style:style style:name="T71" style:family="text">
      <style:text-properties fo:font-size="12pt" style:font-size-asian="12pt"/>
    </style:style>
    <style:style style:name="T72" style:family="text">
      <style:text-properties fo:font-size="12pt" officeooo:rsid="001c2b88" style:font-size-asian="12pt"/>
    </style:style>
    <style:style style:name="T73" style:family="text">
      <style:text-properties fo:font-size="12pt" officeooo:rsid="02c434b0" style:font-size-asian="12pt"/>
    </style:style>
    <style:style style:name="T74" style:family="text">
      <style:text-properties fo:font-size="12pt" officeooo:rsid="03976127" style:font-size-asian="12pt"/>
    </style:style>
    <style:style style:name="T75" style:family="text">
      <style:text-properties fo:font-size="12pt" officeooo:rsid="0020cf19" style:font-size-asian="12pt"/>
    </style:style>
    <style:style style:name="T76" style:family="text">
      <style:text-properties fo:font-size="12pt" officeooo:rsid="001a63a1" style:font-size-asian="12pt"/>
    </style:style>
    <style:style style:name="T77" style:family="text">
      <style:text-properties fo:font-size="12pt" officeooo:rsid="00257c33" style:font-size-asian="12pt"/>
    </style:style>
    <style:style style:name="T78" style:family="text">
      <style:text-properties fo:font-size="12pt" officeooo:rsid="002d40e3" style:font-size-asian="12pt"/>
    </style:style>
    <style:style style:name="T79" style:family="text">
      <style:text-properties fo:font-size="12pt" officeooo:rsid="003032e7" style:font-size-asian="12pt"/>
    </style:style>
    <style:style style:name="T80" style:family="text">
      <style:text-properties fo:font-size="12pt" officeooo:rsid="003144e1" style:font-size-asian="12pt"/>
    </style:style>
    <style:style style:name="T81" style:family="text">
      <style:text-properties fo:font-size="12pt" officeooo:rsid="00320efe" style:font-size-asian="12pt"/>
    </style:style>
    <style:style style:name="T82" style:family="text">
      <style:text-properties fo:font-size="12pt" officeooo:rsid="003a4e87" style:font-size-asian="12pt"/>
    </style:style>
    <style:style style:name="T83" style:family="text">
      <style:text-properties officeooo:rsid="001c88ff"/>
    </style:style>
    <style:style style:name="T84" style:family="text">
      <style:text-properties officeooo:rsid="001e622f"/>
    </style:style>
    <style:style style:name="T85" style:family="text">
      <style:text-properties officeooo:rsid="001f4abe"/>
    </style:style>
    <style:style style:name="T86" style:family="text">
      <style:text-properties officeooo:rsid="0020cf19"/>
    </style:style>
    <style:style style:name="T87" style:family="text">
      <style:text-properties officeooo:rsid="00228686"/>
    </style:style>
    <style:style style:name="T88" style:family="text">
      <style:text-properties officeooo:rsid="0023d1ec"/>
    </style:style>
    <style:style style:name="T89" style:family="text">
      <style:text-properties officeooo:rsid="00272dc8"/>
    </style:style>
    <style:style style:name="T90" style:family="text">
      <style:text-properties officeooo:rsid="003032e7"/>
    </style:style>
    <style:style style:name="T91" style:family="text">
      <style:text-properties officeooo:rsid="003144e1"/>
    </style:style>
    <style:style style:name="T92" style:family="text">
      <style:text-properties officeooo:rsid="003a4e87"/>
    </style:style>
    <style:style style:name="T93" style:family="text">
      <style:text-properties fo:font-style="italic" style:font-style-asian="italic" style:font-style-complex="italic"/>
    </style:style>
    <style:style style:name="T94" style:family="text">
      <style:text-properties fo:font-style="italic" officeooo:rsid="0044bfb4" style:font-style-asian="italic" style:font-style-complex="italic"/>
    </style:style>
    <style:style style:name="T95" style:family="text">
      <style:text-properties officeooo:rsid="003bfcbd"/>
    </style:style>
    <style:style style:name="T96" style:family="text">
      <style:text-properties officeooo:rsid="003dc31d"/>
    </style:style>
    <style:style style:name="T97" style:family="text">
      <style:text-properties officeooo:rsid="003ebc25"/>
    </style:style>
    <style:style style:name="T98" style:family="text">
      <style:text-properties officeooo:rsid="0040bd60"/>
    </style:style>
    <style:style style:name="T99" style:family="text">
      <style:text-properties officeooo:rsid="00425eae"/>
    </style:style>
    <style:style style:name="T100" style:family="text">
      <style:text-properties officeooo:rsid="004265fb"/>
    </style:style>
    <style:style style:name="T101" style:family="text">
      <style:text-properties officeooo:rsid="0043c784"/>
    </style:style>
    <style:style style:name="T102" style:family="text">
      <style:text-properties officeooo:rsid="0044bfb4"/>
    </style:style>
    <style:style style:name="T103" style:family="text">
      <style:text-properties officeooo:rsid="00465c79"/>
    </style:style>
    <style:style style:name="T104" style:family="text">
      <style:text-properties officeooo:rsid="004708c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3"><text:span text:style-name="T91">9. Go through </text:span>twice while facing all cheerleaders, </text:h>
      <text:h text:style-name="P77" text:outline-level="3"><text:span text:style-name="T90">14. </text:span>Go through entire scene twice while facing door, </text:h>
      <text:h text:style-name="P78" text:outline-level="3"><text:span text:style-name="T92">14a. </text:span>INT. <text:span text:style-name="T60">PHYSICS CLASSROOM – MEDIUM SHOT - DOOR</text:span></text:h>
      <text:p text:style-name="P5">The <text:span text:style-name="T1">cheerleaders</text:span> enter <text:span text:style-name="T61">the doorway</text:span> <text:span text:style-name="T61">wearing school uniforms, carrying</text:span> their cheer uniforms. <text:span text:style-name="T63">Kelly is next to Lisa.</text:span> <text:span text:style-name="T61">They walk offscreen: Lisa &amp; Kelly to the left, the others to the right.</text:span></text:p>
      <text:p text:style-name="P5">Jeff, Dan, <text:span text:style-name="T67">and Adam</text:span> <text:span text:style-name="T61">enter casually and close the door</text:span>.</text:p>
      <text:h text:style-name="P80" text:outline-level="3">10a. MEDIUM CLOSE SHOT - BECKY</text:h>
      <text:p text:style-name="P5"><text:span text:style-name="T61">Becky turns around</text:span>.</text:p>
      <text:p text:style-name="P31">BECKY</text:p>
      <text:p text:style-name="P1">What are you doing in here?</text:p>
      <text:h text:style-name="P102" text:outline-level="3"><text:span text:style-name="T95">14</text:span>a<text:span text:style-name="T95">b</text:span>. MEDIUM CLOSE SHOT - <text:span text:style-name="T95">DOOR</text:span></text:h>
      <text:p text:style-name="P55"><text:span text:style-name="T95">The door opens mysteriously</text:span>. </text:p>
      <text:p text:style-name="P55"><text:span text:style-name="T96">We see a hand and hair.</text:span></text:p>
      <text:p text:style-name="P56">Then another hand and ha<text:span text:style-name="T104">t</text:span>.</text:p>
      <text:h text:style-name="P110" text:outline-level="3"><text:span text:style-name="T91">14ac. MEDIUM CLOSE SHOT - DOOR</text:span></text:h>
      <text:p text:style-name="P54"><text:span text:style-name="T61">Becky turns around and walks over to the door and peeks out</text:span>.</text:p>
      <text:p text:style-name="P69">BECKY</text:p>
      <text:p text:style-name="P72">What are you <text:span text:style-name="T61">guys</text:span> doing?</text:p>
      <text:p text:style-name="P76">G<text:span text:style-name="T102">et</text:span>. <text:span text:style-name="T102">Out</text:span>.</text:p>
      <text:p text:style-name="P58"><text:span text:style-name="T61">Becky turns back and walks toward her clothes</text:span>.</text:p>
      <text:h text:style-name="P86" text:outline-level="3">14b. MEDIUM SHOT - DOOR</text:h>
      <text:p text:style-name="P5"><text:span text:style-name="T61">Jeff hides behind Adam and Dan</text:span>.</text:p>
      <text:p text:style-name="P32">ADAM</text:p>
      <text:p text:style-name="P1">Lisa said we could watch.</text:p>
      <text:p text:style-name="P5"><text:span text:style-name="T61">Jeff peeks from behind his brothers</text:span>.</text:p>
      <text:h text:style-name="P79" text:outline-level="3"><text:span text:style-name="T82">13a. </text:span><text:span text:style-name="T60">MEDIUM CLOSE SHOT - LISA</text:span></text:h>
      <text:p text:style-name="P5"><text:span text:style-name="T61">Lisa looks up, horrified</text:span>.</text:p>
      <text:p text:style-name="P31">LISA</text:p>
      <text:p text:style-name="P1">I did not!</text:p>
      <text:h text:style-name="P84" text:outline-level="3"><text:soft-page-break/>14c. MEDIUM SHOT - DOOR</text:h>
      <text:p text:style-name="P5">The <text:span text:style-name="T61">Bufone</text:span>s <text:span text:style-name="T61">shrug and </text:span>leave.</text:p>
      <text:h text:style-name="P106" text:outline-level="3">14c<text:span text:style-name="T98">a</text:span>. MEDIUM SHOT - DOOR</text:h>
      <text:p text:style-name="P57">The <text:span text:style-name="T97">hands disappear, the door closes</text:span>.</text:p>
      <text:h text:style-name="P103" text:outline-level="3">9a<text:span text:style-name="T99">a</text:span>. MEDIUM SHOT – BECKY, KELLY, MICHELLES &amp; LISA</text:h>
      <text:p text:style-name="P60"><text:span text:style-name="T33">Becky comes back to her stuff. </text:span><text:span text:style-name="T31">Facing the camera, t</text:span><text:span text:style-name="T9">he Michelles</text:span><text:span text:style-name="T3"> take off their skirts (shorts underneath). </text:span><text:span text:style-name="T2">With </text:span><text:span text:style-name="T32">Lisa’s</text:span><text:span text:style-name="T2"> back to the camera, </text:span><text:span text:style-name="T32">she</text:span><text:span text:style-name="T2"> </text:span><text:span text:style-name="T4">quickly</text:span><text:span text:style-name="T2"> removes her </text:span><text:span text:style-name="T10">school</text:span><text:span text:style-name="T2"> uniform skirt. </text:span></text:p>
      <text:h text:style-name="P82" text:outline-level="3">9a<text:span text:style-name="T99">b</text:span>. MEDIUM SHOT – BECKY, KELLY, MICHELLES &amp; LISA</text:h>
      <text:p text:style-name="P18"><text:span text:style-name="T31">Facing the camera, t</text:span><text:span text:style-name="T9">he Michelles</text:span><text:span text:style-name="T3"> take off their skirts (shorts underneath). </text:span><text:span text:style-name="T2">With </text:span><text:span text:style-name="T32">Lisa’s</text:span><text:span text:style-name="T2"> back to the camera, </text:span><text:span text:style-name="T32">she</text:span><text:span text:style-name="T2"> </text:span><text:span text:style-name="T4">quickly</text:span><text:span text:style-name="T2"> removes her </text:span><text:span text:style-name="T10">school</text:span><text:span text:style-name="T2"> uniform skirt. </text:span></text:p>
      <text:h text:style-name="P83" text:outline-level="3"><text:span text:style-name="T82">13b. </text:span><text:span text:style-name="T60">MEDIUM CLOSE SHOT – LISA</text:span></text:h>
      <text:p text:style-name="P18"><text:span text:style-name="T2">Lisa</text:span><text:span text:style-name="T3">'s back as she</text:span><text:span text:style-name="T2"> </text:span><text:span text:style-name="T3">quickly</text:span><text:span text:style-name="T2"> removes her shirt. </text:span><text:span text:style-name="T5">She's only in a bra </text:span><text:span text:style-name="T30">(no such thing as jog bras in 1980s)</text:span><text:span text:style-name="T5"> and shorts.</text:span><text:span text:style-name="T2"> </text:span><text:span text:style-name="T11">The Michelles</text:span><text:span text:style-name="T3"> chatter inanely in the background.</text:span></text:p>
      <text:h text:style-name="P104" text:outline-level="3">9a<text:span text:style-name="T100">c</text:span>. MEDIUM SHOT – BECKY, KELLY, MICHELLES &amp; LISA</text:h>
      <text:p text:style-name="P67"><text:span text:style-name="T62">MICHELLE Kylee</text:span> <text:span text:style-name="T52">(OS)</text:span></text:p>
      <text:p text:style-name="P1">My waist is 27 inches.</text:p>
      <text:p text:style-name="P30"><text:span text:style-name="T62">MICHELLE Teresa</text:span> <text:span text:style-name="T52">(OS)</text:span></text:p>
      <text:p text:style-name="P1">Mine’s 26.</text:p>
      <text:h text:style-name="P84" text:outline-level="3">15. MEDIUM LONG SHOT - DOOR</text:h>
      <text:p text:style-name="P19"><text:span text:style-name="T12">Lisa in foreground, t</text:span><text:span text:style-name="T2">he </text:span><text:span text:style-name="T11">Bufone</text:span><text:span text:style-name="T2">s </text:span><text:span text:style-name="T3">silently </text:span><text:span text:style-name="T2">crack the door open </text:span><text:span text:style-name="T12">behind her &amp; peek.</text:span></text:p>
      <text:h text:style-name="P107" text:outline-level="3">15<text:span text:style-name="T100">a</text:span>. MEDIUM LONG SHOT - DOOR</text:h>
      <text:p text:style-name="P61"><text:span text:style-name="T12">Lisa in foreground, t</text:span><text:span text:style-name="T2">he door </text:span><text:span text:style-name="T34">cracks</text:span><text:span text:style-name="T2"> open </text:span><text:span text:style-name="T12">behind her.</text:span></text:p>
      <text:h text:style-name="P87" text:outline-level="3">14d. MEDIUM SHOT - DOOR</text:h>
      <text:p text:style-name="P21"><text:span text:style-name="T2">The </text:span><text:span text:style-name="T11">Bufone</text:span><text:span text:style-name="T2">s </text:span><text:span text:style-name="T12">open</text:span><text:span text:style-name="T2"> the door and peek in </text:span><text:span text:style-name="T14">like 3 heads on a totem pole</text:span><text:span text:style-name="T2">.</text:span></text:p>
      <text:h text:style-name="P107" text:outline-level="3">14d<text:span text:style-name="T100">a</text:span>. MEDIUM SHOT - DOOR</text:h>
      <text:p text:style-name="P61"><text:span text:style-name="T2">The door </text:span><text:span text:style-name="T34">cracks open and we see hands, hair, hat again</text:span><text:span text:style-name="T2">.</text:span></text:p>
      <text:h text:style-name="P100" text:outline-level="3"><text:span text:style-name="T82">13c. </text:span><text:span text:style-name="T60">MEDIUM CLOSE SHOT – LISA</text:span></text:h>
      <text:p text:style-name="P19"><text:soft-page-break/><text:span text:style-name="T2">Lisa </text:span><text:span text:style-name="T3">quickly</text:span><text:span text:style-name="T2"> bends over and removes her shorts, </text:span><text:span text:style-name="T6">revealing her underwear</text:span><text:span text:style-name="T2">.</text:span></text:p>
      <text:h text:style-name="P84" text:outline-level="3">14e. MEDIUM SHOT - DOOR</text:h>
      <text:p text:style-name="P6">The <text:span text:style-name="T62">Bufone</text:span>s’ <text:span text:style-name="T62">eyes pop and they</text:span> drop their jaws.</text:p>
      <text:p text:style-name="P30">J<text:span text:style-name="T62">EFF</text:span></text:p>
      <text:p text:style-name="P1">Ohhhhhhhhh.</text:p>
      <text:h text:style-name="P85" text:outline-level="3">12. MEDIUM CLOSE SHOT - MICHELLES</text:h>
      <text:p text:style-name="P6"><text:span text:style-name="T62">Michelle Kylee</text:span> a<text:span text:style-name="T62">lmost lifts</text:span> her shirt, <text:span text:style-name="T62">but then she</text:span> looks <text:span text:style-name="T62">up</text:span> at the door and screams. <text:span text:style-name="T62">(Just look like you’re screaming &amp; we’ll dub the sound in later).</text:span></text:p>
      <text:h text:style-name="P84" text:outline-level="3">14f. MEDIUM SHOT - DOOR</text:h>
      <text:p text:style-name="P50">Dan slaps Jeff upside the head.</text:p>
      <text:p text:style-name="P33"><text:span text:style-name="T62">ADAM</text:span> <text:span text:style-name="T53">(whisper)</text:span></text:p>
      <text:p text:style-name="P1">Shut <text:span text:style-name="T52">u</text:span>p!</text:p>
      <text:h text:style-name="P90" text:outline-level="3">9b. MEDIUM SHOT – BECKY, KELLY, MICHELLES</text:h>
      <text:p text:style-name="P19"><text:span text:style-name="T2">The </text:span><text:span text:style-name="T3">cheerleader</text:span><text:span text:style-name="T2">s turn around, look at the door and </text:span><text:span text:style-name="T13">look like they’re</text:span><text:span text:style-name="T2"> scream</text:span><text:span text:style-name="T13">ing</text:span><text:span text:style-name="T2">. </text:span><text:span text:style-name="T13">(Dub in later) </text:span><text:span text:style-name="T27">Becky throws something at them. </text:span><text:span text:style-name="T28">Lisa looks toward the other girls, confused.</text:span></text:p>
      <text:h text:style-name="P105" text:outline-level="3">10a<text:span text:style-name="T101">b</text:span>. MEDIUM CLOSE SHOT - BECKY</text:h>
      <text:p text:style-name="P59"><text:span text:style-name="T61">Becky turns around and throws something at the door</text:span>.</text:p>
      <text:h text:style-name="P101" text:outline-level="3"><text:span text:style-name="T92">14g. MEDIUM SHOT - DOOR</text:span></text:h>
      <text:p text:style-name="P20"><text:span text:style-name="T27">The thing conks</text:span><text:span text:style-name="T2"> Jeff </text:span><text:span text:style-name="T27">in</text:span><text:span text:style-name="T2"> the head.</text:span></text:p>
      <text:h text:style-name="P83" text:outline-level="3"><text:span text:style-name="T82">13d. </text:span><text:span text:style-name="T60">MEDIUM CLOSE SHOT – LISA</text:span></text:h>
      <text:p text:style-name="P22"><text:span text:style-name="T2">Lisa </text:span><text:span text:style-name="T35">looks at Becky,</text:span><text:span text:style-name="T2"> turns around </text:span><text:span text:style-name="T29">to see what was thrown. She sees the boys,</text:span><text:span text:style-name="T2"> </text:span><text:span text:style-name="T17">grab</text:span><text:span text:style-name="T2">s her </text:span><text:span text:style-name="T13">uniform skirt</text:span><text:span text:style-name="T2"> </text:span><text:span text:style-name="T17">and hold it </text:span><text:span text:style-name="T2">over her bra, eyes wide, deer-in-headlights.</text:span></text:p>
      <text:h text:style-name="P84" text:outline-level="3">14h. MEDIUM SHOT - DOOR</text:h>
      <text:p text:style-name="P22"><text:span text:style-name="T14">Jeff stands motionless, jaw open, staring. Adam and Dan behind him</text:span><text:span text:style-name="T2"> </text:span><text:span text:style-name="T13">don’t know what to do</text:span><text:span text:style-name="T2">.</text:span></text:p>
      <text:h text:style-name="P81" text:outline-level="3">10b. MEDIUM CLOSE SHOT – BECKY</text:h>
      <text:p text:style-name="P65">BECKY</text:p>
      <text:p text:style-name="P1">Get out!</text:p>
      <text:p text:style-name="P62"><text:soft-page-break/><text:span text:style-name="T36">Becky goes to the door again</text:span><text:span text:style-name="T2">.</text:span></text:p>
      <text:h text:style-name="P88" text:outline-level="3">14i. MEDIUM CLOSE SHOT – DOOR</text:h>
      <text:p text:style-name="P7">Jeff grabs onto the edge of the door and presses himself against it. He grabs the door tight with his fingers and smashes his cheek into the door, starts to shake, hides his face against the door. </text:p>
      <text:p text:style-name="P23"><text:span text:style-name="T2">Jeff grabs his crotch </text:span><text:span text:style-name="T7">and whimpers</text:span><text:span text:style-name="T2">.</text:span></text:p>
      <text:p text:style-name="P34">ADAM <text:span text:style-name="T64">(stage whisper)</text:span></text:p>
      <text:p text:style-name="P1">Run to the bathroom!</text:p>
      <text:p text:style-name="P24"><text:span text:style-name="T15">Dan and Adam get out of there</text:span><text:span text:style-name="T2">.</text:span></text:p>
      <text:h text:style-name="P108" text:outline-level="3">14i<text:span text:style-name="T103">a</text:span>. MEDIUM CLOSE SHOT – DOOR</text:h>
      <text:p text:style-name="P63"><text:span text:style-name="T2">Becky approaches the door and looks out.</text:span></text:p>
      <text:p text:style-name="P68">BECKY</text:p>
      <text:p text:style-name="P74">G<text:span text:style-name="T102">o. away.</text:span></text:p>
      <text:h text:style-name="P113" text:outline-level="3"><text:span text:style-name="T27">9</text:span><text:span text:style-name="T28">c</text:span><text:span text:style-name="T37">. </text:span><text:span text:style-name="T49">MEDIUM SHOT – LISA, MICHELLES, BECKY, KELLY</text:span></text:h>
      <text:p text:style-name="P52">Lisa scrambles to pick up her clothes. The other cheerleaders are watching Jeff. </text:p>
      <text:h text:style-name="P81" text:outline-level="3">11a. MEDIUM CLOSE SHOT – BECKY, KELLY</text:h>
      <text:p text:style-name="P36">KELLY</text:p>
      <text:p text:style-name="P1">What’s wrong with Jeff?</text:p>
      <text:p text:style-name="P35">BECKY</text:p>
      <text:p text:style-name="P1">Oh my god.</text:p>
      <text:h text:style-name="P109" text:outline-level="3">14i<text:span text:style-name="T103">b</text:span>. MEDIUM CLOSE SHOT – DOOR</text:h>
      <text:p text:style-name="P64"><text:span text:style-name="T38">Kelly comes up to the door</text:span><text:span text:style-name="T2">.</text:span></text:p>
      <text:p text:style-name="P70">KELLY</text:p>
      <text:p text:style-name="P75">What’s wrong with Jeff?</text:p>
      <text:p text:style-name="P70">BECKY</text:p>
      <text:p text:style-name="P71"><text:span text:style-name="T94">Oh my god.</text:span></text:p>
      <text:h text:style-name="P89" text:outline-level="3">14j. MEDIUM SHOT - DOOR</text:h>
      <text:p text:style-name="P7">Jeff shakes, moans, slides down to the ground with his hand in front of his crotch.</text:p>
      <text:h text:style-name="P81" text:outline-level="3">9d. MEDIUM SHOT – MICHELLES, BECKY, KELLY, LISA</text:h>
      <text:p text:style-name="P8"><text:soft-page-break/>The cheerleaders laugh at <text:span text:style-name="T68">Jeff, The Michelles mimic</text:span> <text:span text:style-name="T68">him, Lisa puts on her cheer top</text:span>.</text:p>
      <text:h text:style-name="P91" text:outline-level="3">8a. MEDIUM SHOT - DOOR</text:h>
      <text:p text:style-name="P24"><text:span text:style-name="T2">Mrs. </text:span><text:span text:style-name="T8">Hopper</text:span><text:span text:style-name="T2"> comes up behind Jeff </text:span><text:span text:style-name="T7">and opens the door farther</text:span><text:span text:style-name="T2">.</text:span></text:p>
      <text:p text:style-name="P30">MRS. <text:span text:style-name="T59">HOPPER</text:span></text:p>
      <text:p text:style-name="P1">Jeff <text:span text:style-name="T59">Bufone.</text:span> <text:span text:style-name="T65">You are c</text:span>om<text:span text:style-name="T65">ing</text:span> with me to call your parents.</text:p>
      <text:p text:style-name="P25"><text:span text:style-name="T16">Mrs. Hopper grabs Jeff by the collar and picks him up</text:span><text:span text:style-name="T2">. </text:span><text:span text:style-name="T16">They leave. </text:span><text:span text:style-name="T18">Kelly sneakily follows</text:span><text:span text:style-name="T16"> and close</text:span><text:span text:style-name="T18">s</text:span><text:span text:style-name="T16"> the door.</text:span></text:p>
      <text:h text:style-name="P81" text:outline-level="3">9d. MEDIUM SHOT – MICHELLES, BECKY, LISA, KELLY</text:h>
      <text:p text:style-name="P9">The cheerleaders <text:span text:style-name="T65">look at each other and snicker, Lisa puts on her cheer skirt</text:span>. </text:p>
      <text:h text:style-name="P83" text:outline-level="3"><text:span text:style-name="T82">13e. </text:span><text:span text:style-name="T65">CLOSE SHOT – LISA</text:span></text:h>
      <text:p text:style-name="P53">Lisa straightens her cheer uniform, looks upset, flustered.</text:p>
      <text:p text:style-name="P9"/>
      <text:h text:style-name="P96" text:outline-level="3"/>
      <text:p text:style-name="P49"><text:span text:style-name="T46">1. </text:span><text:span text:style-name="T42">Go through this twice from behind Michelles,</text:span></text:p>
      <text:p text:style-name="P49"><text:span text:style-name="T46">2.</text:span><text:span text:style-name="T42"> </text:span><text:span text:style-name="T46">Go throught </text:span><text:span text:style-name="T42">once facing Michelles, then do closer shots.</text:span></text:p>
      <text:h text:style-name="P111" text:outline-level="3"><text:span text:style-name="T46">3a. </text:span><text:span text:style-name="T42">INT. </text:span><text:span text:style-name="T43">PHYSICS CLASSROOM – </text:span><text:span text:style-name="T44">MEDIUM SHOT - DOOR</text:span></text:h>
      <text:p text:style-name="P10">Kelly runs in, like she’s sneaking away before someone sees her. She’s laughing.</text:p>
      <text:h text:style-name="P92" text:outline-level="3">1. MEDIUM SHOT – LISA, BECKY, MICHELLES</text:h>
      <text:p text:style-name="P10">The <text:span text:style-name="T1">cheerleaders</text:span> sit <text:span text:style-name="T66">in a group of chairs</text:span> dressed in their cheer uniforms. <text:span text:style-name="T69">Kelly sits down near them.</text:span></text:p>
      <text:p text:style-name="P37">K<text:span text:style-name="T69">ELLY</text:span></text:p>
      <text:p text:style-name="P2">They’re calling his mom to bring clean pants.</text:p>
      <text:p text:style-name="P17"><text:span text:style-name="T71">Becky and </text:span><text:span text:style-name="T76">the Michelles</text:span><text:span text:style-name="T71"> laugh </text:span><text:span text:style-name="T77">hysterically</text:span><text:span text:style-name="T71">.</text:span></text:p>
      <text:h text:style-name="P97" text:outline-level="3">4a. MEDIUM CLOSE SHOT – LISA</text:h>
      <text:p text:style-name="P11"><text:span text:style-name="T70">Lisa rolls her eyes</text:span>. </text:p>
      <text:h text:style-name="P98" text:outline-level="3">5a. MEDIUM CLOSE SHOT – BECKY</text:h>
      <text:p text:style-name="P66"><text:soft-page-break/>BECKY</text:p>
      <text:p text:style-name="P3"><text:span text:style-name="T89">Those guys need more than clean pants</text:span>. <text:span text:style-name="T89">They need something to clean what’s between their ears.</text:span></text:p>
      <text:h text:style-name="P93" text:outline-level="3">1. MEDIUM SHOT – LISA, BECKY, MICHELLES, KELLY</text:h>
      <text:p text:style-name="P28"><text:span text:style-name="T22">T</text:span><text:span text:style-name="T21">he </text:span><text:span text:style-name="T22">cheerleader</text:span><text:span text:style-name="T21">s</text:span><text:span text:style-name="T2"> </text:span><text:span text:style-name="T22">laugh</text:span><text:span text:style-name="T2">. </text:span></text:p>
      <text:h text:style-name="P98" text:outline-level="3">4b. MEDIUM CLOSE SHOT – LISA</text:h>
      <text:p text:style-name="P38">LISA</text:p>
      <text:p text:style-name="P1">Are you guys mad I told <text:span text:style-name="T55">them</text:span> where we were changing?</text:p>
      <text:h text:style-name="P93" text:outline-level="3">2. MEDIUM SHOT – BECKY, MICHELLES</text:h>
      <text:p text:style-name="P15"><text:span text:style-name="T72">The Michelles look to Becky for a cue. </text:span><text:span text:style-name="T71">Becky shrug</text:span><text:span text:style-name="T73">s. The Michelles shrug</text:span><text:span text:style-name="T71">.</text:span></text:p>
      <text:p text:style-name="P30">BECKY</text:p>
      <text:p text:style-name="P1">We’re not mad.</text:p>
      <text:p text:style-name="P15"><text:span text:style-name="T72">The Michelles look at each other and giggle</text:span><text:span text:style-name="T71">.</text:span></text:p>
      <text:p text:style-name="P39">MICHELLE Teresa</text:p>
      <text:p text:style-name="P1">It was hilarious.</text:p>
      <text:p text:style-name="P11"><text:span text:style-name="T70">Michelle Kylee</text:span> <text:span text:style-name="T70">get</text:span>s up <text:span text:style-name="T70">and goes to the door.</text:span></text:p>
      <text:h text:style-name="P98" text:outline-level="3">3b. MEDIUM SHOT – DOOR</text:h>
      <text:p text:style-name="P11"><text:span text:style-name="T70">Michelle Kylee </text:span>presses herself against <text:span text:style-name="T70">the closed door</text:span> and grunts. </text:p>
      <text:h text:style-name="P93" text:outline-level="3">1. MEDIUM SHOT – BECKY, KELLY, LISA, MICHELLE</text:h>
      <text:p text:style-name="P11">Kelly, <text:span text:style-name="T54">Becky</text:span>, <text:span text:style-name="T70">Michelle Teresa</text:span> laugh.</text:p>
      <text:p text:style-name="P39">MICHELLE Teresa</text:p>
      <text:p text:style-name="P1">No, it’s more like this.</text:p>
      <text:p text:style-name="P11"><text:span text:style-name="T70">Michelle Teresa</text:span> <text:span text:style-name="T70">get</text:span>s up <text:span text:style-name="T70">and goes to the door.</text:span></text:p>
      <text:h text:style-name="P98" text:outline-level="3">3c. MEDIUM SHOT – DOOR</text:h>
      <text:p text:style-name="P11"><text:span text:style-name="T70">Michelle Teresa</text:span> runs up to the door, presses herself against it and grunts. </text:p>
      <text:p text:style-name="P4"><text:span text:style-name="T83">Michelle Kylee joins in grunting and grinding the door. The Michelles</text:span> grunt and grind,<text:span text:style-name="T54"> bump into</text:span> each other and laugh.</text:p>
      <text:p text:style-name="P26"><text:span text:style-name="T2">Mrs. </text:span><text:span text:style-name="T19">Hopper</text:span><text:span text:style-name="T2"> </text:span><text:span text:style-name="T19">opens the door.</text:span><text:span text:style-name="T2"> </text:span><text:span text:style-name="T19">The Michelles look at each other </text:span><text:span text:style-name="T20">in surprise</text:span><text:span text:style-name="T19">, then</text:span><text:span text:style-name="T2"> run to the</text:span><text:span text:style-name="T7">ir</text:span><text:span text:style-name="T2"> </text:span><text:span text:style-name="T7">seats.</text:span><text:span text:style-name="T2"> </text:span></text:p>
      <text:h text:style-name="P98" text:outline-level="3"><text:soft-page-break/>5b. MEDIUM CLOSE SHOT – BECKY</text:h>
      <text:p text:style-name="P29"><text:span text:style-name="T23">Becky </text:span><text:span text:style-name="T26">turns away from the door and </text:span><text:span text:style-name="T23">laughs </text:span><text:span text:style-name="T25">silently</text:span><text:span text:style-name="T7">.</text:span><text:span text:style-name="T2"> </text:span></text:p>
      <text:h text:style-name="P99" text:outline-level="3"><text:span text:style-name="T78">1. </text:span><text:span text:style-name="T69">MEDIUM SHOT – EVERYONE from behind the Michelles</text:span></text:h>
      <text:p text:style-name="P26"><text:span text:style-name="T2">Mrs. </text:span><text:span text:style-name="T19">Hopper</text:span><text:span text:style-name="T2"> </text:span><text:span text:style-name="T24">and the Michelles </text:span><text:span text:style-name="T7">sit </text:span><text:span text:style-name="T19">down</text:span><text:span text:style-name="T7"> </text:span><text:span text:style-name="T19">in the chairs</text:span><text:span text:style-name="T2">.</text:span></text:p>
      <text:h text:style-name="P98" text:outline-level="3">7a. MEDIUM CLOSE SHOT – MRS. HOPPER</text:h>
      <text:p text:style-name="P40">MRS. <text:span text:style-name="T83">HOPPER</text:span></text:p>
      <text:p text:style-name="P1">Were any of you upset by what just happened?</text:p>
      <text:p text:style-name="P4"><text:span text:style-name="T84">The Michelles</text:span> giggle.</text:p>
      <text:h text:style-name="P112" text:outline-level="3"><text:span text:style-name="T46">6a. </text:span><text:span text:style-name="T45">MEDIUM CLOSE SHOT – KELLY</text:span></text:h>
      <text:p text:style-name="P41">K<text:span text:style-name="T83">ELLY</text:span></text:p>
      <text:p text:style-name="P1">Most of us weren’t undressed yet.</text:p>
      <text:h text:style-name="P98" text:outline-level="3">7b. MEDIUM CLOSE SHOT – MRS. HOPPER</text:h>
      <text:p text:style-name="P41">MRS. <text:span text:style-name="T83">HOPPER</text:span></text:p>
      <text:p text:style-name="P1">Someone must have been undressed.</text:p>
      <text:h text:style-name="P98" text:outline-level="3">6b. MEDIUM CLOSE SHOT – KELLY</text:h>
      <text:p text:style-name="P42">K<text:span text:style-name="T83">ELLY</text:span></text:p>
      <text:p text:style-name="P1">I had my skirt off, but my shirt covered everything.</text:p>
      <text:h text:style-name="P98" text:outline-level="3">5c. MEDIUM CLOSE SHOT – BECKY</text:h>
      <text:p text:style-name="P42">BECKY</text:p>
      <text:p text:style-name="P1">I wasn’t undressed.</text:p>
      <text:h text:style-name="P93" text:outline-level="3">1. MEDIUM SHOT – EVERYONE</text:h>
      <text:p text:style-name="P27"><text:span text:style-name="T2">Becky, </text:span><text:span text:style-name="T7">Kelly and </text:span><text:span text:style-name="T20">the Michelles</text:span><text:span text:style-name="T2"> look at each other shake their heads, shrug. Everyone looks at Lisa.</text:span></text:p>
      <text:h text:style-name="P98" text:outline-level="3">4c. MEDIUM CLOSE SHOT – LISA</text:h>
      <text:p text:style-name="P41">LISA</text:p>
      <text:p text:style-name="P1">I was trying to change quickly, so I was in my underwear.</text:p>
      <text:h text:style-name="P98" text:outline-level="3">7c. MEDIUM CLOSE SHOT – MRS. HOPPER</text:h>
      <text:p text:style-name="P12">Mrs. <text:span text:style-name="T85">Hopper</text:span> looks surprised.</text:p>
      <text:h text:style-name="P94" text:outline-level="3">2. MEDIUM SHOT – MICHELLES &amp; BECKY</text:h>
      <text:p text:style-name="P27"><text:span text:style-name="T20">The Michelles</text:span><text:span text:style-name="T2"> giggle. </text:span></text:p>
      <text:p text:style-name="P43"><text:soft-page-break/>MICHELLES – <text:span text:style-name="T86">T &amp; K</text:span></text:p>
      <text:p text:style-name="P1">Ooooo.</text:p>
      <text:h text:style-name="P98" text:outline-level="3">4d. MEDIUM CLOSE SHOT – LISA</text:h>
      <text:p text:style-name="P14">Lisa looks at them, confused.</text:p>
      <text:h text:style-name="P95" text:outline-level="3">2. MEDIUM SHOT – MICHELLES &amp; BECKY</text:h>
      <text:p text:style-name="P46">MICHELLE <text:span text:style-name="T88">Kylee</text:span></text:p>
      <text:p text:style-name="P1">I didn’t think you were Jeff’s type.</text:p>
      <text:h text:style-name="P98" text:outline-level="3">4e. MEDIUM CLOSE SHOT – LISA</text:h>
      <text:p text:style-name="P45">LISA</text:p>
      <text:p text:style-name="P1"><text:span text:style-name="T56">I'm not</text:span>. <text:span text:style-name="T57">Becky is.</text:span></text:p>
      <text:h text:style-name="P98" text:outline-level="3">5d. MEDIUM CLOSE SHOT – BECKY</text:h>
      <text:p text:style-name="P46">BECKY</text:p>
      <text:p text:style-name="P1">Wow. What do <text:span text:style-name="T93">you</text:span> look like in underwear?</text:p>
      <text:h text:style-name="P98" text:outline-level="3">4f. MEDIUM CLOSE SHOT – LISA</text:h>
      <text:p text:style-name="P14">The <text:span text:style-name="T58">cheerleaders</text:span> laugh. Lisa shrinks into herself.</text:p>
      <text:p text:style-name="P30">LISA <text:span text:style-name="T56">(pitiful)</text:span></text:p>
      <text:p text:style-name="P1">Normal.</text:p>
      <text:h text:style-name="P98" text:outline-level="3">7d. MEDIUM CLOSE SHOT – MRS. HOPPER</text:h>
      <text:p text:style-name="P47">MRS. <text:span text:style-name="T85">HOPPER</text:span></text:p>
      <text:p text:style-name="P1">Do you understand what just happened?</text:p>
      <text:h text:style-name="P98" text:outline-level="3">4g. MEDIUM CLOSE SHOT – LISA</text:h>
      <text:p text:style-name="P44">LISA </text:p>
      <text:p text:style-name="P1"><text:span text:style-name="T56">Did</text:span> someone sa<text:span text:style-name="T56">y</text:span> Jeff peed in his pants?</text:p>
      <text:p text:style-name="P16"><text:span text:style-name="T71">The </text:span><text:span text:style-name="T74">cheerleaders</text:span><text:span text:style-name="T71"> giggle. </text:span><text:span text:style-name="T75">Lisa looks confused.</text:span></text:p>
      <text:h text:style-name="P98" text:outline-level="3">6c. MEDIUM CLOSE SHOT – KELLY</text:h>
      <text:p text:style-name="P48">KELLY (<text:span text:style-name="T87">quietly</text:span>)</text:p>
      <text:p text:style-name="P1">It wasn’t pee.</text:p>
      <text:h text:style-name="P98" text:outline-level="3">4h. MEDIUM CLOSE SHOT – LISA</text:h>
      <text:p text:style-name="P13"><text:span text:style-name="T85">Lisa looks embarrassed, confused</text:span>.</text:p>
      <text:h text:style-name="P114"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next-style-name="Standard" style:default-outline-level="3" style:class="text">
      <style:paragraph-properties fo:orphans="2" fo:widows="2"/>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8T21:31:06.375310930</meta:creation-date>
    <dc:date>2018-04-08T20:51:07.728446808</dc:date>
    <meta:editing-duration>PT15H43M46S</meta:editing-duration>
    <meta:editing-cycles>48</meta:editing-cycles>
    <meta:generator>LibreOffice/5.1.6.2$Linux_X86_64 LibreOffice_project/10m0$Build-2</meta:generator>
    <meta:document-statistic meta:table-count="0" meta:image-count="0" meta:object-count="0" meta:page-count="8" meta:paragraph-count="209" meta:word-count="1418" meta:character-count="7981" meta:non-whitespace-character-count="6708"/>
  </office:meta>
</office:document-meta>
</file>